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text-properties style:font-name="Times New Roman" fo:font-weight="bold" style:language-asian="zh" style:country-asian="CN" style:font-weight-asian="bold" style:font-name-complex="Times New Roman" style:font-weight-complex="bold"/>
    </style:style>
    <style:style style:name="P1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6" style:family="paragraph" style:parent-style-name="Standard">
      <style:text-properties style:font-name="Times New Roman" fo:font-style="italic" style:font-style-asian="italic" style:font-name-complex="Times New Roman" style:font-style-complex="italic"/>
    </style:style>
    <style:style style:name="P17" style:family="paragraph" style:parent-style-name="Standard">
      <style:text-properties style:font-name="Times New Roman" fo:font-style="italic" style:font-style-asian="italic" style:font-style-complex="italic"/>
    </style:style>
    <style:style style:name="P18"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19" style:family="paragraph" style:parent-style-name="Standard">
      <style:text-properties style:font-name="Times New Roman" fo:font-style="italic" style:font-name-asian="Times New Roman" style:font-style-asian="italic" style:font-name-complex="Times New Roman" style:font-style-complex="italic"/>
    </style:style>
    <style:style style:name="P20" style:family="paragraph" style:parent-style-name="Standard">
      <style:text-properties style:font-name="Times New Roman" fo:font-style="italic" style:font-name-asian="宋体1" style:font-style-asian="italic" style:font-name-complex="Times New Roman" style:font-style-complex="italic"/>
    </style:style>
    <style:style style:name="P21"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2" style:family="paragraph" style:parent-style-name="Standard">
      <style:text-properties style:font-name="Times New Roman" style:font-name-asian="Times New Roman" style:font-name-complex="Times New Roman"/>
    </style:style>
    <style:style style:name="P23" style:family="paragraph" style:parent-style-name="Standard">
      <style:text-properties style:font-name="Times New Roman" style:language-asian="zh" style:country-asian="CN" style:font-name-complex="Times New Roman"/>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5"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6" style:family="paragraph" style:parent-style-name="Standard">
      <style:text-properties style:font-name="Times New Roman" fo:font-style="normal" style:font-style-asian="italic" style:font-name-complex="Times New Roman" style:font-style-complex="italic"/>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style:tab-stops>
          <style:tab-stop style:position="0.5909in"/>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Times New Roman" fo:font-size="12pt" style:font-name-asian="Courier1" style:font-size-asian="12pt" style:font-name-complex="Courier1" style:font-size-complex="12pt"/>
    </style:style>
    <style:style style:name="P32" style:family="paragraph" style:parent-style-name="Standard">
      <style:text-properties fo:color="#000000" style:font-name="Helv" fo:font-size="10pt" style:font-name-asian="Helv" style:font-size-asian="10pt" style:font-name-complex="Helv" style:font-size-complex="10pt"/>
    </style:style>
    <style:style style:name="P33" style:family="paragraph" style:parent-style-name="Standard">
      <style:text-properties style:language-asian="zh" style:country-asian="CN"/>
    </style:style>
    <style:style style:name="P34" style:family="paragraph" style:parent-style-name="Standard">
      <style:paragraph-properties>
        <style:tab-stops>
          <style:tab-stop style:position="0.3937in"/>
        </style:tab-stops>
      </style:paragraph-properties>
    </style:style>
    <style:style style:name="P35" style:family="paragraph" style:parent-style-name="Standard">
      <style:text-properties style:use-window-font-color="true" style:font-name="Times New Roman" fo:language="en" fo:country="US" style:font-name-asian="Cambria" style:language-complex="ar" style:country-complex="SA"/>
    </style:style>
    <style:style style:name="P36" style:family="paragraph" style:parent-style-name="Standard">
      <style:text-properties fo:font-size="10pt"/>
    </style:style>
    <style:style style:name="P37" style:family="paragraph" style:parent-style-name="Standard">
      <style:text-properties style:font-name="Times New Roman2"/>
    </style:style>
    <style:style style:name="P3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2"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3" style:family="paragraph" style:parent-style-name="Standard" style:master-page-name="">
      <style:paragraph-properties style:page-number="auto"/>
      <style:text-properties style:font-name="Times New Roman" style:font-name-complex="Times New Roman"/>
    </style:style>
    <style:style style:name="P44" style:family="paragraph" style:parent-style-name="Code">
      <style:paragraph-properties fo:margin-left="0in" fo:margin-right="0in" fo:text-indent="0in" style:auto-text-indent="false"/>
    </style:style>
    <style:style style:name="P45"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6"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7"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8"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9"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0" style:family="paragraph" style:parent-style-name="List_20_Continue">
      <style:paragraph-properties fo:margin-left="0in" fo:margin-right="0in" fo:text-indent="0in" style:auto-text-indent="false"/>
    </style:style>
    <style:style style:name="P51"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2"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3"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4"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5"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6"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60" style:family="paragraph" style:parent-style-name="Standard">
      <style:paragraph-properties fo:margin-left="0in" fo:margin-right="0in" fo:text-indent="0in" style:auto-text-indent="false"/>
    </style:style>
    <style:style style:name="P61"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62" style:family="paragraph" style:parent-style-name="List_20_Paragraph">
      <style:paragraph-properties fo:margin-left="0.5417in" fo:margin-right="0in" fo:text-indent="0in" style:auto-text-indent="false"/>
      <style:text-properties style:font-name="Courier New" style:font-name-complex="Times New Roman"/>
    </style:style>
    <style:style style:name="P63" style:family="paragraph" style:parent-style-name="Standard">
      <style:paragraph-properties fo:margin-left="0.5417in" fo:margin-right="0in" fo:text-indent="0in" style:auto-text-indent="false"/>
      <style:text-properties style:font-name="Courier New" style:font-name-complex="Times New Roman"/>
    </style:style>
    <style:style style:name="P64" style:family="paragraph" style:parent-style-name="Code">
      <style:text-properties style:font-name="Times New Roman" style:language-asian="zh" style:country-asian="CN" style:font-name-complex="Times New Roman"/>
    </style:style>
    <style:style style:name="P65" style:family="paragraph" style:parent-style-name="Code">
      <style:text-properties style:font-name="Times New Roman" style:font-name-asian="Courier New"/>
    </style:style>
    <style:style style:name="P66" style:family="paragraph" style:parent-style-name="Code">
      <style:paragraph-properties style:text-autospace="none">
        <style:tab-stops>
          <style:tab-stop style:position="0.4925in"/>
        </style:tab-stops>
      </style:paragraph-properties>
      <style:text-properties style:font-name="Times New Roman" style:font-name-asian="Times New Roman" style:language-asian="zh" style:country-asian="CN" style:font-name-complex="Helv1"/>
    </style:style>
    <style:style style:name="P67" style:family="paragraph" style:parent-style-name="Code">
      <style:text-properties style:font-name="Courier New"/>
    </style:style>
    <style:style style:name="P68" style:family="paragraph" style:parent-style-name="Code">
      <style:text-properties style:font-name="Courier New" style:font-name-complex="Times New Roman"/>
    </style:style>
    <style:style style:name="P69" style:family="paragraph" style:parent-style-name="Code">
      <style:paragraph-properties>
        <style:tab-stops>
          <style:tab-stop style:position="0.4925in"/>
        </style:tab-stops>
      </style:paragraph-properties>
    </style:style>
    <style:style style:name="P70" style:family="paragraph" style:parent-style-name="Code">
      <style:text-properties style:language-asian="zh" style:country-asian="CN"/>
    </style:style>
    <style:style style:name="P71" style:family="paragraph" style:parent-style-name="Code">
      <style:text-properties style:font-name-asian="Courier New"/>
    </style:style>
    <style:style style:name="P72" style:family="paragraph" style:parent-style-name="Standard">
      <style:paragraph-properties fo:background-color="transparent">
        <style:background-image/>
      </style:paragraph-properties>
      <style:text-properties style:font-name="Times New Roman" style:font-name-complex="Times New Roman"/>
    </style:style>
    <style:style style:name="P73"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4"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1"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2"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3"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4"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5"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6"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88"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89" style:family="paragraph" style:parent-style-name="Code">
      <style:paragraph-properties fo:background-color="transparent">
        <style:background-image/>
      </style:paragraph-properties>
      <style:text-properties style:font-name="Times New Roman" style:font-name-complex="Times New Roman"/>
    </style:style>
    <style:style style:name="P90" style:family="paragraph" style:parent-style-name="Default_20_Text">
      <style:text-properties style:font-name="Times New Roman" style:font-name-complex="Times New Roman"/>
    </style:style>
    <style:style style:name="P91"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2" style:family="paragraph" style:parent-style-name="Standard">
      <style:paragraph-properties fo:margin-left="0.3335in" fo:margin-right="0in" fo:text-indent="0in" style:auto-text-indent="false"/>
      <style:text-properties style:font-name="Times New Roman" style:font-name-complex="Times New Roman"/>
    </style:style>
    <style:style style:name="P93"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94" style:family="paragraph" style:parent-style-name="Standard">
      <style:paragraph-properties fo:margin-left="-0.0102in" fo:margin-right="0in" fo:text-indent="0in" style:auto-text-indent="false"/>
      <style:text-properties style:font-name="Times New Roman" style:font-name-asian="Times New Roman"/>
    </style:style>
    <style:style style:name="P95" style:family="paragraph" style:parent-style-name="Code">
      <style:paragraph-properties fo:margin-left="0.2201in" fo:margin-right="0in" fo:text-indent="-0.2201in" style:auto-text-indent="false"/>
      <style:text-properties style:language-asian="zh" style:country-asian="CN"/>
    </style:style>
    <style:style style:name="P96" style:family="paragraph" style:parent-style-name="code">
      <style:text-properties fo:color="#000000" style:font-name="Helv" fo:font-size="10pt" style:font-name-asian="Helv" style:font-size-asian="10pt" style:font-name-complex="Helv" style:font-size-complex="10pt"/>
    </style:style>
    <style:style style:name="P97"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8"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9" style:family="paragraph" style:parent-style-name="Text_20_body" style:list-style-name="L3"/>
    <style:style style:name="P100" style:family="paragraph" style:parent-style-name="Heading_20_3" style:list-style-name="L1"/>
    <style:style style:name="P101" style:family="paragraph" style:parent-style-name="Heading_20_3" style:list-style-name="L1">
      <style:text-properties style:font-name="Times New Roman" style:font-name-complex="Times New Roman"/>
    </style:style>
    <style:style style:name="P10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0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0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7" style:family="paragraph" style:parent-style-name="Heading_20_2" style:list-style-name="L1"/>
    <style:style style:name="P108" style:family="paragraph" style:parent-style-name="Heading_20_2" style:list-style-name="L1">
      <style:text-properties style:font-name-complex="Times New Roman"/>
    </style:style>
    <style:style style:name="P10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1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13" style:family="paragraph" style:parent-style-name="Heading_20_1" style:list-style-name="L1"/>
    <style:style style:name="P114" style:family="paragraph" style:parent-style-name="Heading_20_1" style:list-style-name="L1">
      <style:paragraph-properties>
        <style:tab-stops>
          <style:tab-stop style:position="0.2953in"/>
        </style:tab-stops>
      </style:paragraph-properties>
      <style:text-properties style:font-name-complex="Times New Roman"/>
    </style:style>
    <style:style style:name="P115" style:family="paragraph" style:parent-style-name="Heading_20_1" style:list-style-name="L1">
      <style:text-properties style:font-name="Times New Roman"/>
    </style:style>
    <style:style style:name="P116" style:family="paragraph" style:parent-style-name="Heading_20_4" style:list-style-name="L1"/>
    <style:style style:name="P117" style:family="paragraph" style:parent-style-name="Heading_20_4" style:list-style-name="L1">
      <style:text-properties style:font-name="Times New Roman" fo:font-style="italic" style:font-style-asian="italic" style:font-name-complex="Times New Roman" style:font-style-complex="italic"/>
    </style:style>
    <style:style style:name="P11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1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0" style:family="paragraph" style:parent-style-name="Contents_20_1">
      <style:paragraph-properties>
        <style:tab-stops>
          <style:tab-stop style:position="6in" style:type="right" style:leader-style="dotted" style:leader-text="."/>
        </style:tab-stops>
      </style:paragraph-properties>
    </style:style>
    <style:style style:name="P121" style:family="paragraph" style:parent-style-name="Contents_20_2">
      <style:paragraph-properties>
        <style:tab-stops>
          <style:tab-stop style:position="5.8335in" style:type="right" style:leader-style="dotted" style:leader-text="."/>
        </style:tab-stops>
      </style:paragraph-properties>
    </style:style>
    <style:style style:name="P122" style:family="paragraph" style:parent-style-name="Contents_20_3">
      <style:paragraph-properties>
        <style:tab-stops>
          <style:tab-stop style:position="5.6665in" style:type="right" style:leader-style="dotted" style:leader-text="."/>
        </style:tab-stops>
      </style:paragraph-properties>
    </style:style>
    <style:style style:name="P123"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24"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style:font-name-asian="Times New Roman" style:font-name-complex="Times New Roman"/>
    </style:style>
    <style:style style:name="T4" style:family="text">
      <style:text-properties style:font-name="Times New Roman" fo:font-weight="normal" style:font-weight-asian="normal" style:font-name-complex="Times New Roman" style:font-weight-complex="normal"/>
    </style:style>
    <style:style style:name="T5" style:family="text">
      <style:text-properties style:font-name="Times New Roman" fo:font-weight="normal" fo:background-color="transparent" style:font-weight-asian="normal" style:font-name-complex="Times New Roman" style:font-weight-complex="normal"/>
    </style:style>
    <style:style style:name="T6" style:family="text">
      <style:text-properties style:font-name="Times New Roman" fo:font-weight="normal" fo:background-color="transparent" style:font-weight-asian="normal" style:font-weight-complex="normal"/>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style:font-name-asian="Times New Roman" style:font-weight-asian="bold" style:font-name-complex="Helv1"/>
    </style:style>
    <style:style style:name="T9" style:family="text">
      <style:text-properties style:font-name="Times New Roman"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style:language-asian="zh" style:country-asian="CN" style:font-name-complex="Times New Roman"/>
    </style:style>
    <style:style style:name="T12" style:family="text">
      <style:text-properties style:font-name="Times New Roman" fo:font-size="10pt" style:font-size-asian="10pt" style:language-asian="zh" style:country-asian="CN" style:font-name-complex="Times New Roman" style:font-size-complex="10pt"/>
    </style:style>
    <style:style style:name="T13"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4" style:family="text">
      <style:text-properties style:font-name-asian="宋体1"/>
    </style:style>
    <style:style style:name="T15" style:family="text">
      <style:text-properties style:font-name-asian="宋体1" style:language-asian="zh" style:country-asian="CN"/>
    </style:style>
    <style:style style:name="T16" style:family="text">
      <style:text-properties style:language-asian="zh" style:country-asian="CN"/>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20" style:family="text">
      <style:text-properties style:use-window-font-color="true" fo:language="en" fo:country="US" style:font-name-asian="宋体1" style:language-complex="en" style:country-complex="US"/>
    </style:style>
    <style:style style:name="T21" style:family="text">
      <style:text-properties style:use-window-font-color="true" fo:language="en" fo:country="US" style:font-name-asian="宋体1" style:font-name-complex="Calibri" style:language-complex="en" style:country-complex="US"/>
    </style:style>
    <style:style style:name="T22"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3" style:family="text">
      <style:text-properties style:use-window-font-color="true" fo:language="en" fo:country="US" style:font-name-asian="Cambria" style:language-complex="ar" style:country-complex="SA"/>
    </style:style>
    <style:style style:name="T24" style:family="text">
      <style:text-properties style:use-window-font-color="true" fo:font-size="10pt" fo:language="en" fo:country="US" style:font-name-asian="Cambria" style:font-size-asian="10pt" style:font-size-complex="10pt" style:language-complex="ar" style:country-complex="SA"/>
    </style:style>
    <style:style style:name="T25" style:family="text">
      <style:text-properties fo:font-weight="bold" style:font-weight-asian="bold"/>
    </style:style>
    <style:style style:name="T26" style:family="text">
      <style:text-properties fo:font-style="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style-asian="italic" style:font-name-complex="Helv1" style:font-style-complex="italic"/>
    </style:style>
    <style:style style:name="T30" style:family="text">
      <style:text-properties fo:font-style="italic" fo:font-weight="bold" style:font-style-asian="italic" style:font-weight-asian="bold" style:font-style-complex="italic"/>
    </style:style>
    <style:style style:name="T31" style:family="text">
      <style:text-properties fo:font-style="italic" fo:font-weight="bold" style:font-style-asian="italic" style:font-weight-asian="bold" style:font-name-complex="Helv1" style:font-style-complex="italic"/>
    </style:style>
    <style:style style:name="T32" style:family="text">
      <style:text-properties fo:font-style="italic" style:language-asian="zh" style:country-asian="CN" style:font-style-asian="italic" style:font-style-complex="italic"/>
    </style:style>
    <style:style style:name="T33" style:family="text">
      <style:text-properties fo:color="#ff0000"/>
    </style:style>
    <style:style style:name="T34" style:family="text">
      <style:text-properties fo:color="#000000" fo:font-style="italic" fo:font-weight="bold" style:font-style-asian="italic" style:font-weight-asian="bold" style:font-style-complex="italic" style:font-weight-complex="bold"/>
    </style:style>
    <style:style style:name="T35" style:family="text">
      <style:text-properties fo:color="#000000" style:font-name="Times New Roman" style:font-name-asian="Times New Roman" style:font-name-complex="Helv1"/>
    </style:style>
    <style:style style:name="T36" style:family="text">
      <style:text-properties fo:color="#000000" style:font-name="Times New Roman" fo:font-weight="bold" style:font-name-asian="Times New Roman" style:font-weight-asian="bold" style:font-name-complex="Helv1" style:font-weight-complex="bold"/>
    </style:style>
    <style:style style:name="T37" style:family="text">
      <style:text-properties fo:color="#000000" style:font-name="Times New Roman" fo:font-style="normal" style:font-name-asian="Times New Roman" style:font-style-asian="normal" style:font-name-complex="Helv1" style:font-style-complex="normal"/>
    </style:style>
    <style:style style:name="T38"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9" style:family="text">
      <style:text-properties fo:color="#000000" style:font-name="Times New Roman" fo:font-style="italic" style:font-name-asian="Times New Roman" style:font-style-asian="italic" style:font-name-complex="Helv1" style:font-style-complex="italic"/>
    </style:style>
    <style:style style:name="T40" style:family="text">
      <style:text-properties fo:color="#000000" style:font-name="Times New Roman" fo:font-size="14pt" style:font-size-asian="14pt" style:font-size-complex="14pt"/>
    </style:style>
    <style:style style:name="T41" style:family="text">
      <style:text-properties fo:color="#000000" fo:font-size="12pt" style:font-name-asian="Courier1" style:font-size-asian="12pt" style:font-name-complex="Courier1" style:font-size-complex="12pt"/>
    </style:style>
    <style:style style:name="T42" style:family="text">
      <style:text-properties fo:color="#000000" style:font-name="Helv" fo:font-size="10pt" style:font-name-asian="Helv" style:font-size-asian="10pt" style:font-name-complex="Helv" style:font-size-complex="10pt"/>
    </style:style>
    <style:style style:name="T43" style:family="text">
      <style:text-properties fo:color="#000000" style:font-name="Helv" fo:font-size="10pt" fo:font-weight="bold" style:font-name-asian="Helv" style:font-size-asian="10pt" style:font-name-complex="Helv" style:font-size-complex="10pt"/>
    </style:style>
    <style:style style:name="T44" style:family="text">
      <style:text-properties fo:font-weight="normal" style:font-weight-asian="normal" style:font-weight-complex="normal"/>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Courier New" fo:font-size="10pt" style:font-size-asian="10pt" style:font-size-complex="10pt"/>
    </style:style>
    <style:style style:name="T48" style:family="text">
      <style:text-properties style:font-name="Courier New" fo:font-size="10pt" style:font-size-asian="10pt" style:language-asian="zh" style:country-asian="CN" style:font-name-complex="Times New Roman" style:font-size-complex="10pt"/>
    </style:style>
    <style:style style:name="T49" style:family="text">
      <style:text-properties fo:font-style="normal"/>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6">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10"/>
      <text:p text:style-name="P10">xCAT 2 Cookbook for Linux on IBM System P </text:p>
      <text:p text:style-name="P2"/>
      <text:p text:style-name="P3"/>
      <text:p text:style-name="P1"/>
      <text:p text:style-name="P1"><text:span text:style-name="T44"><text:date style:data-style-name="N116" text:date-value="2010-08-25T14:36:57.66">2010／8／25</text:date></text:span><text:span text:style-name="T44">, </text:span><text:span text:style-name="T44"><text:time style:data-style-name="N41" text:time-value="2010-08-25T14:36:57.66">14:36:58</text:time></text:span> <text:s text:c="11"/></text:p>
      <text:p text:style-name="P11"/>
      <text:p text:style-name="P23"/>
      <text:p text:style-name="P23"/>
      <text:p text:style-name="P11"/>
      <text:p text:style-name="P11"/>
      <text:p text:style-name="P11"/>
      <text:p text:style-name="P11"/>
      <text:p text:style-name="P2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20"><text:a xlink:type="simple" xlink:href="#__RefHeading__2977_154254748">1. Introduction <text:tab/>4</text:a></text:p>
          <text:p text:style-name="P120"><text:a xlink:type="simple" xlink:href="#__RefHeading__2979_154254748">2. Install xCAT 2 on the Management node<text:tab/>5</text:a></text:p>
          <text:p text:style-name="P120"><text:a xlink:type="simple" xlink:href="#__RefHeading__2981_154254748">3. Setup the management node <text:tab/>5</text:a></text:p>
          <text:p text:style-name="P121"><text:a xlink:type="simple" xlink:href="#__RefHeading__2983_154254748">3.1. [Power 5] Workaround the atftpd issue<text:tab/>5</text:a></text:p>
          <text:p text:style-name="P122"><text:a xlink:type="simple" xlink:href="#__RefHeading__2985_154254748">3.1.1. Remove atftp<text:tab/>5</text:a></text:p>
          <text:p text:style-name="P122"><text:a xlink:type="simple" xlink:href="#__RefHeading__2987_154254748">3.1.2. Install the tftp server needed by xCAT, and restart it<text:tab/>5</text:a></text:p>
          <text:p text:style-name="P122"><text:a xlink:type="simple" xlink:href="#__RefHeading__2989_154254748">3.1.3. Restart the tftp server<text:tab/>6</text:a></text:p>
          <text:p text:style-name="P121"><text:a xlink:type="simple" xlink:href="#__RefHeading__2991_154254748">3.2. Setup <text:s/>common attributes for xCAT in the database<text:tab/>6</text:a></text:p>
          <text:p text:style-name="P122"><text:a xlink:type="simple" xlink:href="#__RefHeading__2993_154254748">3.2.1. Add the default account for system<text:tab/>6</text:a></text:p>
          <text:p text:style-name="P122"><text:a xlink:type="simple" xlink:href="#__RefHeading__2995_154254748">3.2.2. Add the default account for hmc<text:tab/>6</text:a></text:p>
          <text:p text:style-name="P121"><text:a xlink:type="simple" xlink:href="#__RefHeading__2997_154254748">3.3. Define the compute nodes<text:tab/>6</text:a></text:p>
          <text:p text:style-name="P122"><text:a xlink:type="simple" xlink:href="#__RefHeading__2999_154254748">3.3.1. Gather Node information using the rscan command<text:tab/>6</text:a></text:p>
          <text:p text:style-name="P123"><text:a xlink:type="simple" xlink:href="#__RefHeading__3001_154254748">3.3.1.1. Define HMC as an xCAT node<text:tab/>6</text:a></text:p>
          <text:p text:style-name="P123"><text:a xlink:type="simple" xlink:href="#__RefHeading__3003_154254748">3.3.1.2. Discover the LPARs managed by HMC<text:tab/>7</text:a></text:p>
          <text:p text:style-name="P123"><text:a xlink:type="simple" xlink:href="#__RefHeading__3005_154254748">3.3.1.3. Define xCAT node using the stanza file<text:tab/>8</text:a></text:p>
          <text:p text:style-name="P123"><text:a xlink:type="simple" xlink:href="#__RefHeading__3007_154254748">3.3.1.4. Define xCAT groups <text:tab/>8</text:a></text:p>
          <text:p text:style-name="P122"><text:a xlink:type="simple" xlink:href="#__RefHeading__3009_154254748">3.3.2. Update the attributes of the node<text:tab/>9</text:a></text:p>
          <text:p text:style-name="P123"><text:a xlink:type="simple" xlink:href="#__RefHeading__3011_154254748">3.3.2.1. Set the resource attributes of the node<text:tab/>9</text:a></text:p>
          <text:p text:style-name="P123"><text:a xlink:type="simple" xlink:href="#__RefHeading__3013_154254748">3.3.2.2. Check the site.master value<text:tab/>9</text:a></text:p>
          <text:p text:style-name="P123"><text:a xlink:type="simple" xlink:href="#__RefHeading__3015_154254748">3.3.2.3. Set the type attributes of the node<text:tab/>9</text:a></text:p>
          <text:p text:style-name="P121"><text:a xlink:type="simple" xlink:href="#__RefHeading__3017_154254748">3.4. Set up customization scripts (optional)<text:tab/>9</text:a></text:p>
          <text:p text:style-name="P121"><text:soft-page-break/><text:a xlink:type="simple" xlink:href="#__RefHeading__3019_154254748">3.5. Add NTP setup script (optional)<text:tab/>10</text:a></text:p>
          <text:p text:style-name="P121"><text:a xlink:type="simple" xlink:href="#__RefHeading__3021_154254748">3.6. Setup the Services and Definition<text:tab/>10</text:a></text:p>
          <text:p text:style-name="P122"><text:a xlink:type="simple" xlink:href="#__RefHeading__3023_154254748">3.6.1. Setup the networks table<text:tab/>10</text:a></text:p>
          <text:p text:style-name="P122"><text:a xlink:type="simple" xlink:href="#__RefHeading__3025_154254748">3.6.2. Setup Name Resolution<text:tab/>10</text:a></text:p>
          <text:p text:style-name="P123"><text:a xlink:type="simple" xlink:href="#__RefHeading__3027_154254748">3.6.2.1. Setup /etc/hosts with entries for all you nodes, hmcs, fsps<text:tab/>10</text:a></text:p>
          <text:p text:style-name="P123"><text:a xlink:type="simple" xlink:href="#__RefHeading__3029_154254748">3.6.2.2. Setup the nameserver <text:tab/>10</text:a></text:p>
          <text:p text:style-name="P123"><text:a xlink:type="simple" xlink:href="#__RefHeading__3031_154254748">3.6.2.3. Setup the DNS attributes in the Site table<text:tab/>10</text:a></text:p>
          <text:p text:style-name="P123"><text:a xlink:type="simple" xlink:href="#__RefHeading__3033_154254748">3.6.2.4. Setup <text:s/>DNS configuration <text:tab/>11</text:a></text:p>
          <text:p text:style-name="P123"><text:a xlink:type="simple" xlink:href="#__RefHeading__3035_154254748">3.6.2.5. Updating the DNS configuration <text:tab/>11</text:a></text:p>
          <text:p text:style-name="P122"><text:a xlink:type="simple" xlink:href="#__RefHeading__3037_154254748">3.6.3. Configure conserver <text:tab/>11</text:a></text:p>
          <text:p text:style-name="P123"><text:a xlink:type="simple" xlink:href="#__RefHeading__3039_154254748">3.6.3.1. Set conserver attributes for the nodes <text:tab/>11</text:a></text:p>
          <text:p text:style-name="P123"><text:a xlink:type="simple" xlink:href="#__RefHeading__3041_154254748">3.6.3.2. Update conserver configuration<text:tab/>11</text:a></text:p>
          <text:p text:style-name="P122"><text:a xlink:type="simple" xlink:href="#__RefHeading__3043_154254748">3.6.4. Check rcons(rnetboot and getmacs depend on it)<text:tab/>12</text:a></text:p>
          <text:p text:style-name="P122"><text:a xlink:type="simple" xlink:href="#__RefHeading__3045_154254748">3.6.5. Check hardware control setup to the nodes<text:tab/>12</text:a></text:p>
          <text:p text:style-name="P122"><text:a xlink:type="simple" xlink:href="#__RefHeading__3047_154254748">3.6.6. Update the mac table with the <text:s/>address of the node(s)<text:tab/>12</text:a></text:p>
          <text:p text:style-name="P122"><text:a xlink:type="simple" xlink:href="#__RefHeading__3049_154254748">3.6.7. <text:s/>Setup dhcp service<text:tab/>13</text:a></text:p>
          <text:p text:style-name="P123"><text:a xlink:type="simple" xlink:href="#__RefHeading__3051_154254748">3.6.7.1. Setup the dhcp listen interfaces in site table<text:tab/>13</text:a></text:p>
          <text:p text:style-name="P123"><text:a xlink:type="simple" xlink:href="#__RefHeading__3053_154254748">3.6.7.2. [SLES] <text:s/>Check the installation of dhcp-server <text:tab/>13</text:a></text:p>
          <text:p text:style-name="P123"><text:a xlink:type="simple" xlink:href="#__RefHeading__3055_154254748">3.6.7.3. Configure the DHCP<text:tab/>13</text:a></text:p>
          <text:p text:style-name="P120"><text:a xlink:type="simple" xlink:href="#__RefHeading__3057_154254748">4. Install a Compute Node <text:tab/>13</text:a></text:p>
          <text:p text:style-name="P121"><text:a xlink:type="simple" xlink:href="#__RefHeading__3059_154254748">4.1. Prepare the installation source<text:tab/>13</text:a></text:p>
          <text:p text:style-name="P121"><text:a xlink:type="simple" xlink:href="#__RefHeading__3061_154254748">4.2. Statefull Node installation<text:tab/>13</text:a></text:p>
          <text:p text:style-name="P122"><text:a xlink:type="simple" xlink:href="#__RefHeading__3063_154254748">4.2.1. Customize the install profile<text:tab/>13</text:a></text:p>
          <text:p text:style-name="P123"><text:a xlink:type="simple" xlink:href="#__RefHeading__3065_154254748">4.2.1.1. Install other <text:s/>specific packages<text:tab/>14</text:a></text:p>
          <text:p text:style-name="P122"><text:a xlink:type="simple" xlink:href="#__RefHeading__3067_154254748">4.2.2. Set the node status to ready for installation<text:tab/>14</text:a></text:p>
          <text:p text:style-name="P122"><text:a xlink:type="simple" xlink:href="#__RefHeading__3069_154254748">4.2.3. Use network boot to start the installation<text:tab/>14</text:a></text:p>
          <text:p text:style-name="P122"><text:a xlink:type="simple" xlink:href="#__RefHeading__3071_154254748">4.2.4. Check the installation results<text:tab/>14</text:a></text:p>
          <text:p text:style-name="P122"><text:a xlink:type="simple" xlink:href="#__RefHeading__3073_154254748">4.2.5. Install a new Kernel on the nodes<text:tab/>15</text:a></text:p>
          <text:p text:style-name="P121"><text:a xlink:type="simple" xlink:href="#__RefHeading__3075_154254748">4.3. Stateless node installation<text:tab/>15</text:a></text:p>
          <text:p text:style-name="P122"><text:a xlink:type="simple" xlink:href="#__RefHeading__3077_154254748">4.3.1. Generate the stateless image for compute node<text:tab/>15</text:a></text:p>
          <text:p text:style-name="P123"><text:a xlink:type="simple" xlink:href="#__RefHeading__3079_154254748">4.3.1.1. Make the compute node add/exclude packaging list<text:tab/>15</text:a></text:p>
          <text:p text:style-name="P123"><text:a xlink:type="simple" xlink:href="#__RefHeading__3081_154254748">4.3.1.2. Setting up postinstall files <text:tab/>16</text:a></text:p>
          <text:p text:style-name="P123"><text:a xlink:type="simple" xlink:href="#__RefHeading__3083_154254748">4.3.1.3. Run image generation<text:tab/>17</text:a></text:p>
          <text:p text:style-name="P123"><text:a xlink:type="simple" xlink:href="#__RefHeading__3085_154254748">4.3.1.4. Pack the image<text:tab/>17</text:a></text:p>
          <text:p text:style-name="P122"><text:a xlink:type="simple" xlink:href="#__RefHeading__3087_154254748">4.3.2. Set the node status ready for network boot<text:tab/>17</text:a></text:p>
          <text:p text:style-name="P122"><text:a xlink:type="simple" xlink:href="#__RefHeading__3089_154254748">4.3.3. Use network boot to start the installation<text:tab/>17</text:a></text:p>
          <text:p text:style-name="P122"><text:a xlink:type="simple" xlink:href="#__RefHeading__3091_154254748">4.3.4. Check the installation result<text:tab/>18</text:a></text:p>
          <text:p text:style-name="P122"><text:soft-page-break/><text:a xlink:type="simple" xlink:href="#__RefHeading__3093_154254748">4.3.5. Installing a new Kernel in the stateless image<text:tab/>18</text:a></text:p>
          <text:p text:style-name="P122"><text:a xlink:type="simple" xlink:href="#__RefHeading__3095_154254748">4.3.6. Remove an image<text:tab/>19</text:a></text:p>
          <text:p text:style-name="P120"><text:a xlink:type="simple" xlink:href="#__RefHeading__3097_154254748">5. Firmware upgrade<text:tab/>19</text:a></text:p>
          <text:p text:style-name="P121"><text:a xlink:type="simple" xlink:href="#__RefHeading__3099_154254748">5.1. Requirements<text:tab/>19</text:a></text:p>
          <text:p text:style-name="P122"><text:a xlink:type="simple" xlink:href="#__RefHeading__3101_154254748">5.1.1. Enable the HMC to allow remote ssh connections.<text:tab/>19</text:a></text:p>
          <text:p text:style-name="P122"><text:a xlink:type="simple" xlink:href="#__RefHeading__3103_154254748">5.1.2. Define the necessary attributes<text:tab/>19</text:a></text:p>
          <text:p text:style-name="P122"><text:a xlink:type="simple" xlink:href="#__RefHeading__3105_154254748">5.1.3. Define the HMC as a node<text:tab/>19</text:a></text:p>
          <text:p text:style-name="P122"><text:a xlink:type="simple" xlink:href="#__RefHeading__3107_154254748">5.1.4. Setup SSH connection to HMC<text:tab/>19</text:a></text:p>
          <text:p text:style-name="P122"><text:a xlink:type="simple" xlink:href="#__RefHeading__3109_154254748">5.1.5. Get the Microcode update package and associated XML file<text:tab/>19</text:a></text:p>
          <text:p text:style-name="P121"><text:a xlink:type="simple" xlink:href="#__RefHeading__3111_154254748">5.2. Perform Firmware upgrade for CEC on P5/P6<text:tab/>20</text:a></text:p>
          <text:p text:style-name="P122"><text:a xlink:type="simple" xlink:href="#__RefHeading__3113_154254748">5.2.1. Define the CEC as a node on the management node<text:tab/>20</text:a></text:p>
          <text:p text:style-name="P122"><text:a xlink:type="simple" xlink:href="#__RefHeading__3115_154254748">5.2.2. Setup SSH connection to HMC<text:tab/>20</text:a></text:p>
          <text:p text:style-name="P122"><text:a xlink:type="simple" xlink:href="#__RefHeading__3117_154254748">5.2.3. Check firmware level<text:tab/>20</text:a></text:p>
          <text:p text:style-name="P122"><text:a xlink:type="simple" xlink:href="#__RefHeading__3119_154254748">5.2.4. Update the firmware<text:tab/>20</text:a></text:p>
          <text:p text:style-name="P121"><text:a xlink:type="simple" xlink:href="#__RefHeading__3121_154254748">5.3. Perform Firmware upgrades for BPA on P5/P6<text:tab/>21</text:a></text:p>
          <text:p text:style-name="P122"><text:a xlink:type="simple" xlink:href="#__RefHeading__3123_154254748">5.3.1. Define the BPA as a node on the management node<text:tab/>21</text:a></text:p>
          <text:p text:style-name="P122"><text:a xlink:type="simple" xlink:href="#__RefHeading__3125_154254748">5.3.2. Setup SSH connection to HMC<text:tab/>21</text:a></text:p>
          <text:p text:style-name="P122"><text:a xlink:type="simple" xlink:href="#__RefHeading__3127_154254748">5.3.3. User rinv to check the firmware level ( see rinv manpage)<text:tab/>22</text:a></text:p>
          <text:p text:style-name="P122"><text:a xlink:type="simple" xlink:href="#__RefHeading__3129_154254748">5.3.4. Update the firmware<text:tab/>22</text:a></text:p>
          <text:p text:style-name="P121"><text:a xlink:type="simple" xlink:href="#__RefHeading__3131_154254748">5.4. Commit currently activated LIC update(copy T to P) for a CEC/BPA on p5/p6<text:tab/>22</text:a></text:p>
          <text:p text:style-name="P122"><text:a xlink:type="simple" xlink:href="#__RefHeading__3133_154254748">5.4.1. Check firmware level<text:tab/>22</text:a></text:p>
          <text:p text:style-name="P122"><text:a xlink:type="simple" xlink:href="#__RefHeading__3135_154254748">5.4.2. Commit the firmware LIC<text:tab/>22</text:a></text:p>
          <text:p text:style-name="P120"><text:a xlink:type="simple" xlink:href="#__RefHeading__3137_154254748">6. Advanced features<text:tab/>22</text:a></text:p>
          <text:p text:style-name="P121"><text:a xlink:type="simple" xlink:href="#__RefHeading__3139_154254748">6.1. Use the driver update disk:<text:tab/>22</text:a></text:p>
          <text:p text:style-name="P120"><text:a xlink:type="simple" xlink:href="#__RefHeading__3141_154254748">7. References<text:tab/>23</text:a></text:p>
        </text:index-body>
      </text:table-of-content>
      <text:section text:style-name="Sect2" text:name="区域2">
        <text:p text:style-name="P54"/>
        <text:p text:style-name="P55"/>
      </text:section>
      <text:section text:style-name="Sect3" text:name="区域3">
        <text:p text:style-name="P15"/>
        <text:list xml:id="list34487599" text:style-name="L1">
          <text:list-item>
            <text:h text:style-name="P113" text:outline-level="1"><text:bookmark text:name="__RefHeading__2977_154254748"/>Introduction <text:bookmark-end text:name="__RefHeading__2977_154254748"/></text:h>
          </text:list-item>
        </text:list>
        <text:p text:style-name="P11">This cookbook introduces how to use the xCAT2 to install Linux on the IBM power system machines. <text:s/></text:p>
        <text:p text:style-name="P11">The power system machines have the following characteristics: </text:p>
        <text:p text:style-name="P92">1. May have multiple LPARs (an LPAR will be the target machine to install an operating system image on, i.e. the LPAR will be the compute node); </text:p>
        <text:p text:style-name="P92">2. The Ethernet card and SCSI disk can be virtual devices; </text:p>
        <text:p text:style-name="P92">3. An HMC or IVM is used for the HCP (hardware control point)</text:p>
        <text:p text:style-name="P11"/>
        <text:p text:style-name="Standard"><text:span text:style-name="T9">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4">compute</text:span><text:span text:style-name="T7"> </text:span><text:span text:style-name="T4">nod</text:span><text:span text:style-name="T5">es. Please refer to </text:span><text:a xlink:type="simple" xlink:href="https://xcat.svn.sourceforge.net/viewvc/xcat/xcat-core/trunk/xCAT-client/share/doc/xCAT2SetupHierarchy.pdf"><text:span text:style-name="T5">xCAT2SetupHierarchy.pdf</text:span></text:a><text:span text:style-name="T6"> for hierarchical usage.</text:span></text:p>
        <text:p text:style-name="P11">Based on the two types of installation, the following installation scenarios will be described in this document:</text:p>
        <text:p text:style-name="P92">1. Install a stateful compute node</text:p>
        <text:p text:style-name="P92">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2">Arch: an LPAR on a p5/p6 machine</text:p>
        <text:p text:style-name="P62">OS: Red Hat Ent<text:span text:style-name="T16">erprise Linux</text:span> 5.2</text:p>
        <text:p text:style-name="P62">Hostname: pmanagenode</text:p>
        <text:p text:style-name="P62">IP: 192.168.0.1</text:p>
        <text:p text:style-name="P62">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2">Arch: an LPAR on a p5/p6 machine</text:p>
        <text:p text:style-name="P62">OS: Red Hat Enterprise Linux 5.2</text:p>
        <text:p text:style-name="P62">HCP: HMC</text:p>
        <text:p text:style-name="P62"/>
        <text:p text:style-name="P62"><text:soft-page-break/>Hostname: pnode1 – this node will be installed <text:s/>statefull</text:p>
        <text:p text:style-name="P62">IP: 192.168.0.10</text:p>
        <text:p text:style-name="P63">Cluster-face-IF: eth0</text:p>
        <text:p text:style-name="P61"/>
        <text:p text:style-name="P62">Hostname: pnode2 – this node will be installed <text:s/>stateless</text:p>
        <text:p text:style-name="P62">IP: 192.168.0.20</text:p>
        <text:p text:style-name="P63">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4483483" text:continue-numbering="true" text:style-name="L1">
          <text:list-item>
            <text:h text:style-name="P113" text:outline-level="1"><text:bookmark text:name="__RefHeading__2979_154254748"/>Install xCAT 2 on the Management node<text:bookmark-end text:name="__RefHeading__2979_154254748"/></text:h>
          </text:list-item>
        </text:list>
        <text:p text:style-name="P34"><text:span text:style-name="T9">Before proceeding to setup your pLlinux Cluster, <text:s/>you should first read </text:span><text:a xlink:type="simple" xlink:href="https://xcat.svn.sourceforge.net/viewvc/xcat/xcat-core/trunk/xCAT-client/share/doc/xCAT2top.pdf"><text:span text:style-name="T9">xCAT2top</text:span></text:a><text:a xlink:type="simple" xlink:href="https://xcat.svn.sourceforge.net/svnroot/xcat/xcat-core/trunk/xCAT-client/share/doc/xCAT2top.pdf"><text:span text:style-name="T9"> </text:span></text:a><text:span text:style-name="T9">for information on downloading and installing xCAT on your Management Node. Some </text:span><text:span text:style-name="T11"><text:s/>xCAT database tables will be used in the following chapters, you can refer to </text:span><text:a xlink:type="simple" xlink:href="http://xcat.sourceforge.net/man5/xcatdb.5.html"><text:span text:style-name="T11">xcatdb manpage</text:span></text:a><text:span text:style-name="T11"> for more details on xCAT database tables.</text:span></text:p>
        <text:list xml:id="list34482196" text:continue-numbering="true" text:style-name="L1">
          <text:list-item>
            <text:h text:style-name="P113" text:outline-level="1"><text:bookmark text:name="__RefHeading__2981_154254748"/>Setup the management node <text:bookmark-end text:name="__RefHeading__2981_154254748"/></text:h>
            <text:list>
              <text:list-item>
                <text:h text:style-name="P107" text:outline-level="2"><text:bookmark text:name="__RefHeading__2983_154254748"/>[Power 5] Workaround the atftpd issue<text:bookmark-end text:name="__RefHeading__2983_154254748"/></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34497460" text:continue-numbering="true" text:style-name="L1">
          <text:list-item>
            <text:list>
              <text:list-item>
                <text:list>
                  <text:list-item>
                    <text:h text:style-name="P100" text:outline-level="3"><text:bookmark text:name="__RefHeading__2985_154254748"/>Remove atftp<text:bookmark-end text:name="__RefHeading__2985_154254748"/></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xml:id="list34468406" text:continue-numbering="true" text:style-name="L1">
          <text:list-item>
            <text:list>
              <text:list-item>
                <text:list>
                  <text:list-item>
                    <text:h text:style-name="P100" text:outline-level="3"><text:bookmark text:name="__RefHeading__2987_154254748"/>Install the tftp <text:span text:style-name="T14">server </text:span>needed by xC<text:span text:style-name="T14">AT</text:span>, and restart it<text:bookmark-end text:name="__RefHeading__2987_154254748"/></text:h>
                  </text:list-item>
                </text:list>
              </text:list-item>
            </text:list>
          </text:list-item>
        </text:list>
        <text:p text:style-name="P12">[RH]:</text:p>
        <text:p text:style-name="Code">yum install tftp-server.ppc</text:p>
        <text:p text:style-name="P74"/>
        <text:p text:style-name="P12"><text:span text:style-name="T20">[SLES]</text:span><text:span text:style-name="T20">:</text:span></text:p>
        <text:p text:style-name="P44">zypper install tftp</text:p>
        <text:list xml:id="list34467263" text:continue-numbering="true" text:style-name="L1">
          <text:list-item>
            <text:list>
              <text:list-item>
                <text:list>
                  <text:list-item>
                    <text:h text:style-name="P102" text:outline-level="3"><text:bookmark text:name="__RefHeading__2989_154254748"/><text:soft-page-break/>Restart the tftp server<text:bookmark-end text:name="__RefHeading__2989_154254748"/></text:h>
                  </text:list-item>
                </text:list>
              </text:list-item>
            </text:list>
          </text:list-item>
        </text:list>
        <text:p text:style-name="P73">Notes: make sure the entry "disable=no" in the /etc/xinetd.d/tftp.</text:p>
        <text:p text:style-name="P52">service xinetd restart</text:p>
        <text:list xml:id="list34473069" text:continue-numbering="true" text:style-name="L1">
          <text:list-item>
            <text:list>
              <text:list-item>
                <text:h text:style-name="P107" text:outline-level="2"><text:bookmark text:name="__RefHeading__2991_154254748"/>Setup <text:s/><text:span text:style-name="T14">c</text:span>ommon attribute<text:span text:style-name="T14">s</text:span> for xCAT in the database<text:bookmark-end text:name="__RefHeading__2991_154254748"/></text:h>
              </text:list-item>
            </text:list>
          </text:list-item>
        </text:list>
        <text:p text:style-name="P45">The<text:span text:style-name="T16"> xCAT database table “passwd” contains default userids and passwords for xCAT to access cluster components. This section will describe how to set the default userids and passwords for system and hmc in xCAT database table.</text:span></text:p>
        <text:list xml:id="list34498870" text:continue-numbering="true" text:style-name="L1">
          <text:list-item>
            <text:list>
              <text:list-item>
                <text:list>
                  <text:list-item>
                    <text:h text:style-name="P100" text:outline-level="3"><text:bookmark text:name="__RefHeading__2993_154254748"/>Add the default account for system<text:bookmark-end text:name="__RefHeading__2993_154254748"/></text:h>
                  </text:list-item>
                </text:list>
              </text:list-item>
            </text:list>
          </text:list-item>
        </text:list>
        <text:p text:style-name="P41">chtab key=system passwd.username=root passwd.password=cluster</text:p>
        <text:list xml:id="list34484816" text:continue-numbering="true" text:style-name="L1">
          <text:list-item>
            <text:list>
              <text:list-item>
                <text:list>
                  <text:list-item>
                    <text:h text:style-name="P100" text:outline-level="3"><text:bookmark text:name="__RefHeading__2995_154254748"/>Add the default account for hmc<text:bookmark-end text:name="__RefHeading__2995_154254748"/></text:h>
                  </text:list-item>
                </text:list>
              </text:list-item>
            </text:list>
          </text:list-item>
        </text:list>
        <text:p text:style-name="Code">chtab key=hmc passwd.username=hscroot passwd.password=abc123</text:p>
        <text:p text:style-name="P45">Note: The<text:span text:style-name="T16"> username and password for xCAT to access the HMCs can be specified through mkdef or chdef command, this is useful especially when some specific HMCs use the different username and password with the default ones. For example:</text:span></text:p>
        <text:p text:style-name="P47">mkdef –t node –o hmc1 groups=hmc,all <text:s/>nodetype=hmc <text:s/>mgt=hmc <text:s/><text:tab/>username=hscroot <text:s/>password=abc1234</text:p>
        <text:p text:style-name="P47">chdef -t node -o hmc1 username=hscroot password=abc1234</text:p>
        <text:p text:style-name="P70"/>
        <text:list xml:id="list34495187" text:continue-numbering="true" text:style-name="L1">
          <text:list-item>
            <text:list>
              <text:list-item>
                <text:h text:style-name="P107" text:outline-level="2"><text:bookmark text:name="__RefHeading__2997_154254748"/><text:span text:style-name="T14">D</text:span>efine the compute <text:span text:style-name="T14">nodes</text:span><text:bookmark-end text:name="__RefHeading__2997_154254748"/></text:h>
              </text:list-item>
            </text:list>
          </text:list-item>
        </text:list>
        <text:p text:style-name="P45">The definition of a node is stored in several tables of the xCAT database. <text:s/></text:p>
        <text:p text:style-name="P48"><text:span text:style-name="T17">You can use </text:span><text:span text:style-name="T18">rscan</text:span><text:span text:style-name="T17">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4494277" text:continue-numbering="true" text:style-name="L1">
          <text:list-item>
            <text:list>
              <text:list-item>
                <text:list>
                  <text:list-item>
                    <text:h text:style-name="P100" text:outline-level="3"><text:bookmark text:name="__RefHeading__2999_154254748"/>Gather Node information using the rscan command<text:bookmark-end text:name="__RefHeading__2999_154254748"/></text:h>
                    <text:list>
                      <text:list-item>
                        <text:h text:style-name="P116" text:outline-level="4"><text:bookmark text:name="__RefHeading__3001_154254748"/>Define HMC as an xCAT node<text:bookmark-end text:name="__RefHeading__3001_154254748"/></text:h>
                      </text:list-item>
                    </text:list>
                  </text:list-item>
                </text:list>
              </text:list-item>
            </text:list>
          </text:list-item>
        </text:list>
        <text:p text:style-name="P45">First, define the hardware control point as a node object. </text:p>
        <text:p text:style-name="P45">The following command will create an xCAT node definition for an HMC with a host name of “<text:span text:style-name="T27">hmc1</text:span>”. The <text:span text:style-name="T27">groups, nodetype, mgt, username</text:span>, and <text:span text:style-name="T27">password</text:span> attributes will be set.</text:p>
        <text:p text:style-name="Code">mkdef –t node –o hmc1 groups=hmc,all <text:s/>nodetype=hmc <text:s/>mgt=hmc <text:s/><text:tab/>username=hscroot <text:s/>password=abc123</text:p>
        <text:p text:style-name="P71"/>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6">If xCAT Management Node is in the same service network with HMC, you will be able to discover the HMC and create an xCAT node definition for the HMC automatically.</text:p>
        <text:p text:style-name="P39">lsslp -w -s HMC</text:p>
        <text:p text:style-name="P75">To check for the hmc name added to the nodelist:</text:p>
        <text:p text:style-name="P75"/>
        <text:p text:style-name="P75">tabdump nodelist</text:p>
        <text:p text:style-name="P75"/>
        <text:p text:style-name="P46">The above xCAT command lsslp discover<text:span text:style-name="T16">s</text:span> and write<text:span text:style-name="T16">s</text:span> the HMCs into xCAT database, but we still need to set HMCs' username and password.</text:p>
        <text:p text:style-name="P39">chdef -t node -o &lt;hmcname from lsslp&gt; username=hscroot password=abc123</text:p>
        <text:p text:style-name="P75"/>
        <text:p text:style-name="P46">For more details with hardware discovery feature in xCAT, please refer to document:</text:p>
        <text:p text:style-name="P49"><text:a xlink:type="simple" xlink:href="http://xcat.svn.sourceforge.net/viewvc/xcat/xcat-core/trunk/xCAT-client/share/doc/xCAT2onAIX.pdf"><text:span text:style-name="_20_Char"><text:span text:style-name="T46">(http://xcat.svn.sourceforge.net/viewvc/xcat/xcat-core/trunk/xCAT-client/share/doc/xCAT2pHWManagement.pdf )</text:span></text:span></text:a></text:p>
        <text:p text:style-name="P49"><text:a xlink:type="simple" xlink:href="http://xcat.svn.sourceforge.net/viewvc/xcat/xcat-core/trunk/xCAT-client/share/doc/xCAT2onAIX.pdf"><text:span text:style-name="_20_Char"><text:span text:style-name="T46"/></text:span></text:a></text:p>
        <text:p text:style-name="P49"><text:a xlink:type="simple" xlink:href="http://xcat.svn.sourceforge.net/viewvc/xcat/xcat-core/trunk/xCAT-client/share/doc/xCAT2onAIX.pdf"><text:span text:style-name="_20_Char"><text:span text:style-name="T46"/></text:span></text:a></text:p>
        <text:list xml:id="list34487215" text:continue-numbering="true" text:style-name="L1">
          <text:list-item>
            <text:list>
              <text:list-item>
                <text:list>
                  <text:list-item>
                    <text:list>
                      <text:list-item>
                        <text:h text:style-name="P116" text:outline-level="4"><text:bookmark text:name="__RefHeading__3003_154254748"/><text:span text:style-name="T14">D</text:span><text:span text:style-name="T15">is</text:span><text:span text:style-name="T14">cover the LPARs managed by HMC</text:span><text:bookmark-end text:name="__RefHeading__3003_154254748"/></text:h>
                      </text:list-item>
                    </text:list>
                  </text:list-item>
                </text:list>
              </text:list-item>
            </text:list>
          </text:list-item>
        </text:list>
        <text:p text:style-name="P50">Run the <text:span text:style-name="T25">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5">rscan</text:span> as well as some default values that could be used for the node definitions.</text:p>
        <text:p text:style-name="P53">To write the stanza format output of <text:span text:style-name="T25">rscan</text:span> to a file called “node.stanza<text:span text:style-name="T27">”</text:span> run the following command. <text:s/>We are assuming, for our example ,that the hmc name returned from lsslp was hmc1.</text:p>
        <text:p text:style-name="P53"/>
        <text:p text:style-name="P67">rscan –z hmc1 &gt; <text:s/>node.stanza</text:p>
        <text:p text:style-name="P65"/>
        <text:p text:style-name="P50">This file can then be checked and modified as needed. <text:s/>For example you may need to add a different name for the node definition or add additional attributes and values.</text:p>
        <text:p text:style-name="P50"><text:span text:style-name="T30">Note</text:span><text:span text:style-name="T28">: The stanza file will contain stanzas for things other than the LPARs. <text:s/>This information must also be defined in the xCAT database. <text:s/></text:span><text:span text:style-name="T28">The stanza will repeat the same bpa</text:span><text:span text:style-name="T28"> information for multiple fsp(s). </text:span><text:span text:style-name="T28">It is not necessary to modify the non-LPAR stanzas in any way.</text:span></text:p>
        <text:p text:style-name="P50">The <text:s/>stanza file will look something like the following. <text:s/><text:span text:style-name="T33"><text:s/></text:span></text:p>
        <text:p text:style-name="P36">Server-9117-MMA-SN10F6F3D:</text:p>
        <text:p text:style-name="P78"><text:s text:c="8"/>objtype=node</text:p>
        <text:p text:style-name="P78"><text:s text:c="8"/>nodetype=fsp</text:p>
        <text:p text:style-name="P78"><text:s text:c="8"/>id=5</text:p>
        <text:p text:style-name="P78"><text:s text:c="8"/>model=9118-575</text:p>
        <text:p text:style-name="P78"><text:s text:c="8"/>serial=02013EB</text:p>
        <text:p text:style-name="P78"><text:s text:c="8"/>hcp=hmc01</text:p>
        <text:p text:style-name="P78"><text:s text:c="8"/>pprofile=</text:p>
        <text:p text:style-name="P78"><text:s text:c="8"/>parent=Server-9458-10099201WM_A</text:p>
        <text:p text:style-name="P78"><text:soft-page-break/><text:s text:c="8"/>groups=fsp,all</text:p>
        <text:p text:style-name="P78"><text:s text:c="8"/>mgt=hmc</text:p>
        <text:p text:style-name="P76"/>
        <text:p text:style-name="P75">pnode1:</text:p>
        <text:p text:style-name="P78"><text:s text:c="8"/>objtype=node</text:p>
        <text:p text:style-name="P78"><text:s text:c="8"/>nodetype=lpar,osi</text:p>
        <text:p text:style-name="P78"><text:s text:c="8"/>id=9</text:p>
        <text:p text:style-name="P78"><text:s text:c="8"/>hcp=hmc1</text:p>
        <text:p text:style-name="P78"><text:s text:c="8"/>pprofile=lpar9</text:p>
        <text:p text:style-name="P78"><text:s text:c="8"/>parent=Server-9117-MMA-SN10F6F3D</text:p>
        <text:p text:style-name="P78"><text:s text:c="8"/>groups=lpar,all</text:p>
        <text:p text:style-name="P78"><text:s text:c="8"/>mgt=hmc</text:p>
        <text:p text:style-name="P78"><text:s text:c="8"/>cons=hmc</text:p>
        <text:p text:style-name="P76"/>
        <text:p text:style-name="P75">pnode2:</text:p>
        <text:p text:style-name="P78"><text:s text:c="8"/>objtype=node</text:p>
        <text:p text:style-name="P78"><text:s text:c="8"/>nodetype=lpar,osi</text:p>
        <text:p text:style-name="P78"><text:s text:c="8"/>id=7</text:p>
        <text:p text:style-name="P78"><text:s text:c="8"/>hcp=hmc1</text:p>
        <text:p text:style-name="P78"><text:s text:c="8"/>pprofile=lpar6</text:p>
        <text:p text:style-name="P78"><text:s text:c="8"/>parent=Server-9117-MMA-SN10F6F3D</text:p>
        <text:p text:style-name="P78"><text:s text:c="8"/>groups=lpar,all</text:p>
        <text:p text:style-name="P78"><text:s text:c="8"/>mgt=hmc</text:p>
        <text:p text:style-name="P78"><text:s text:c="8"/>cons=hmc</text:p>
        <text:p text:style-name="P93"/>
        <text:p text:style-name="P51"><text:span text:style-name="T31">Note</text:span><text:span text:style-name="T29">: The </text:span><text:span text:style-name="T31">rscan</text:span><text:span text:style-name="T29"> command supports an option to automatically create node definitions in the xCAT database. <text:s text:c="2"/>To do this the LPAR name gathered by </text:span><text:span text:style-name="T31">rscan</text:span><text:span text:style-name="T29"> is used as the node </text:span><text:span text:style-name="T29">name and the command sets several default values. If you use the “-w” option, make sure the LPAR name you defined will be the name you want used as your node name. <text:s/></text:span></text:p>
        <text:p text:style-name="P18">For a node which was <text:s/>defined correctly before, you can use the “lsdef –z [nodename]&gt; node.stanza” command to export the definition into the node.stanza, and use command “cat node.stanza | chdef -z” to update the node.stanza according to your need. </text:p>
        <text:list xml:id="list34475564" text:continue-numbering="true" text:style-name="L1">
          <text:list-item>
            <text:list>
              <text:list-item>
                <text:list>
                  <text:list-item>
                    <text:list>
                      <text:list-item>
                        <text:h text:style-name="P116" text:outline-level="4"><text:bookmark text:name="__RefHeading__3005_154254748"/>Define xCAT node using the stanza file<text:bookmark-end text:name="__RefHeading__3005_154254748"/></text:h>
                      </text:list-item>
                    </text:list>
                  </text:list-item>
                </text:list>
              </text:list-item>
            </text:list>
          </text:list-item>
        </text:list>
        <text:p text:style-name="P4"><text:span text:style-name="T2">The information gathered by the </text:span><text:span text:style-name="T8">rscan </text:span><text:span text:style-name="T2">command can be used to create xCAT node definitions by running the following command:</text:span></text:p>
        <text:p text:style-name="P94"/>
        <text:p text:style-name="Code">cat node.stanza | mkdef –z</text:p>
        <text:p text:style-name="P71"/>
        <text:p text:style-name="Code">Verify <text:s/>the data:</text:p>
        <text:p text:style-name="P71"/>
        <text:p text:style-name="Code">lsdef -t node -l all</text:p>
        <text:p text:style-name="Code"/>
        <text:list xml:id="list34484428" text:continue-numbering="true" text:style-name="L1">
          <text:list-item>
            <text:list>
              <text:list-item>
                <text:list>
                  <text:list-item>
                    <text:list>
                      <text:list-item>
                        <text:h text:style-name="P118" text:outline-level="4"><text:bookmark text:name="__RefHeading__3007_154254748"/>Define xCAT groups <text:bookmark-end text:name="__RefHeading__3007_154254748"/></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5"/>
        <text:p text:style-name="P66">chdef -t node -o pnode1,pnode2 -p <text:s/>groups=compute</text:p>
        <text:list xml:id="list34467620" text:continue-numbering="true" text:style-name="L1">
          <text:list-item>
            <text:list>
              <text:list-item>
                <text:list>
                  <text:list-item>
                    <text:h text:style-name="P100" text:outline-level="3"><text:bookmark text:name="__RefHeading__3009_154254748"/><text:soft-page-break/>Update the <text:span text:style-name="T14">attributes of the node</text:span><text:bookmark-end text:name="__RefHeading__3009_154254748"/></text:h>
                    <text:list>
                      <text:list-item>
                        <text:h text:style-name="P116" text:outline-level="4"><text:bookmark text:name="__RefHeading__3011_154254748"/>Set the resource attributes of the node<text:bookmark-end text:name="__RefHeading__3011_154254748"/></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6">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6"/>
        <text:p text:style-name="P16">Make sure that the address used above ( 192.168.0.1) is the address of the Management Node as known <text:s/>by the node. <text:s/>Also make sure site.master has this address.</text:p>
        <text:list xml:id="list34481187" text:continue-numbering="true" text:style-name="L1">
          <text:list-item>
            <text:list>
              <text:list-item>
                <text:list>
                  <text:list-item>
                    <text:list>
                      <text:list-item>
                        <text:h text:style-name="P117" text:outline-level="4"><text:bookmark text:name="__RefHeading__3013_154254748"/>Check the site.master value<text:bookmark-end text:name="__RefHeading__3013_154254748"/></text:h>
                      </text:list-item>
                    </text:list>
                  </text:list-item>
                </text:list>
              </text:list-item>
            </text:list>
          </text:list-item>
        </text:list>
        <text:p text:style-name="P16"><text:span text:style-name="T49">Make sure site.master is the address or name known by the node</text:span> </text:p>
        <text:p text:style-name="P16"/>
        <text:p text:style-name="P26">To change site.master to this address:</text:p>
        <text:p text:style-name="code">chtab key=master site.value=<text:span text:style-name="T26">192.168.0.1</text:span></text:p>
        <text:p text:style-name="P16"/>
        <text:p text:style-name="P16"/>
        <text:p text:style-name="P16"/>
        <text:list xml:id="list34491654" text:continue-numbering="true" text:style-name="L1">
          <text:list-item>
            <text:list>
              <text:list-item>
                <text:list>
                  <text:list-item>
                    <text:list>
                      <text:list-item>
                        <text:h text:style-name="P116" text:outline-level="4"><text:bookmark text:name="__RefHeading__3015_154254748"/><text:reference-mark-start text:name="1.1.1.1.Set the type attributes of the node"/>Set the type attributes of the node<text:bookmark-end text:name="__RefHeading__3015_154254748"/><text:reference-mark-end text:name="1.1.1.1.Set the type attributes of the node"/></text:h>
                      </text:list-item>
                    </text:list>
                  </text:list-item>
                </text:list>
              </text:list-item>
            </text:list>
          </text:list-item>
        </text:list>
        <text:p text:style-name="Code">chdef -t node -o pnode1 os=&lt;os&gt; arch=ppc64 profile=compute</text:p>
        <text:p text:style-name="Code"/>
        <text:p text:style-name="P16">Note: <text:s/>The &lt;os&gt; can be rh*, centos*, fedora*, sles*. (where * is the version #) For example, the &lt;os&gt; can be rhels5.2 or sles11.</text:p>
        <text:p text:style-name="P20"/>
        <text:list xml:id="list34468589" text:continue-numbering="true" text:style-name="L1">
          <text:list-item>
            <text:list>
              <text:list-item>
                <text:list>
                  <text:list-item>
                    <text:list>
                      <text:list-header>
                        <text:h text:style-name="P116" text:outline-level="4"/>
                      </text:list-header>
                    </text:list>
                  </text:list-item>
                </text:list>
              </text:list-item>
              <text:list-item>
                <text:h text:style-name="P107" text:outline-level="2"><text:bookmark text:name="__RefHeading__3017_154254748"/><text:span text:style-name="_20_Char"><text:span text:style-name="T40">Set up customization scripts (optional)</text:span></text:span><text:bookmark-end text:name="__RefHeading__3017_154254748"/></text:h>
              </text:list-item>
            </text:list>
          </text:list-item>
        </text:list>
        <text:p text:style-name="P4"><text:span text:style-name="_20_Char"><text:span text:style-name="T35">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5">definition can be used to specify the comma separated list of the scripts that you want to </text:span></text:span><text:span text:style-name="_20_Char"><text:span text:style-name="T35">be executed on the nodes. </text:span></text:span><text:span text:style-name="_20_Char"><text:span text:style-name="T37">The order of the scripts in the list determines the order in which they will be run.</text:span></text:span></text:p>
        <text:p text:style-name="P4"><text:span text:style-name="_20_Char"><text:span text:style-name="T35">For example, if you want to have your two scripts called “foo” and “bar” run on node “node01” you could use the </text:span></text:span><text:span text:style-name="_20_Char"><text:span text:style-name="T36">chdef</text:span></text:span><text:span text:style-name="_20_Char"><text:span text:style-name="T35"> command as follows.</text:span></text:span></text:p>
        <text:p text:style-name="P4"><text:span text:style-name="_20_Char"><text:span text:style-name="T35"><text:tab/><text:tab/></text:span></text:span><text:span text:style-name="_20_Char"><text:span text:style-name="T38">chdef -t node -o node01 -p postscripts=foo,bar</text:span></text:span></text:p>
        <text:p text:style-name="P4"><text:span text:style-name="_20_Char"><text:span text:style-name="T37"><text:tab/>(The “-p” means to add these to whatever is already set.)</text:span></text:span></text:p>
        <text:p text:style-name="P4"><text:span text:style-name="_20_Char"><text:span text:style-name="T37">See the </text:span></text:span><text:a xlink:type="simple" xlink:href="http://xcat.svn.sourceforge.net/viewvc/xcat/xcat-core/trunk/xCAT-client/share/doc/xCAT2top.pdf"><text:span text:style-name="_20_Char">TopDoc <text:s/>Appendix D</text:span></text:a><text:span text:style-name="_20_Char"><text:span text:style-name="T37"> for more information. </text:span></text:span></text:p>
        <text:list xml:id="list34469632" text:continue-numbering="true" text:style-name="L1">
          <text:list-item>
            <text:list>
              <text:list-item>
                <text:h text:style-name="P109" text:outline-level="2"><text:bookmark text:name="__RefHeading__3019_154254748"/><text:soft-page-break/><text:span text:style-name="_20_Char"><text:span text:style-name="T22">Add NTP setup script (optional)</text:span></text:span><text:bookmark-end text:name="__RefHeading__3019_154254748"/></text:h>
              </text:list-item>
            </text:list>
          </text:list-item>
        </text:list>
        <text:p text:style-name="P4"><text:span text:style-name="_20_Char"><text:span text:style-name="T35">To enable the NTP services on the cluster, first configure NTP on the management</text:span></text:span></text:p>
        <text:p text:style-name="P4"><text:span text:style-name="_20_Char"><text:span text:style-name="T35">node and start </text:span></text:span><text:span text:style-name="_20_Char"><text:span text:style-name="T36">ntpd</text:span></text:span><text:span text:style-name="_20_Char"><text:span text:style-name="T35">.</text:span></text:span></text:p>
        <text:p text:style-name="P4"><text:span text:style-name="_20_Char"><text:span text:style-name="T35">Next set the “</text:span></text:span><text:span text:style-name="_20_Char"><text:span text:style-name="T39">ntpservers” </text:span></text:span><text:span text:style-name="_20_Char"><text:span text:style-name="T35">attribute in the site table. Whatever time servers are listed</text:span></text:span></text:p>
        <text:p text:style-name="P4"><text:span text:style-name="_20_Char"><text:span text:style-name="T35">in this attribute will be used by all the nodes that boot directly from the management</text:span></text:span></text:p>
        <text:p text:style-name="P4"><text:span text:style-name="_20_Char"><text:span text:style-name="T35">node.</text:span></text:span></text:p>
        <text:p text:style-name="P4"><text:span text:style-name="_20_Char"><text:span text:style-name="T38"><text:tab/>chdef -t site ntpservers= myMN</text:span></text:span></text:p>
        <text:p text:style-name="P4"><text:span text:style-name="_20_Char"><text:span text:style-name="T38"/></text:span></text:p>
        <text:p text:style-name="P4"><text:span text:style-name="_20_Char"><text:span text:style-name="T35">To have xCAT automatically set up ntp on the cluster nodes you must add the </text:span></text:span><text:span text:style-name="_20_Char"><text:span text:style-name="T36">setupntp</text:span></text:span><text:span text:style-name="_20_Char"><text:span text:style-name="T35"> script to the list of postscripts that are run on the nodes. <text:s text:c="2"/></text:span></text:span></text:p>
        <text:p text:style-name="P4"><text:span text:style-name="_20_Char"><text:span text:style-name="T35">To do this you can either modify the “postscripts” attribute for each node individually or you can just modify the definition of a group that all the nodes belong to.</text:span></text:span></text:p>
        <text:p text:style-name="P4"><text:span text:style-name="_20_Char"><text:span text:style-name="T35">For example, if all your nodes belong to the group “compute”, see </text:span></text:span><text:span text:style-name="_20_Char"><text:span text:style-name="T35"><text:reference-ref text:reference-format="text" text:ref-name="Add the compute group to the node">Error: Reference source not found</text:reference-ref></text:span></text:span><text:span text:style-name="_20_Char"><text:span text:style-name="T35">, <text:s/>then you could add </text:span></text:span><text:span text:style-name="_20_Char"><text:span text:style-name="T36">setupntp</text:span></text:span><text:span text:style-name="_20_Char"><text:span text:style-name="T35"> to the group definition by running the following command.</text:span></text:span></text:p>
        <text:p text:style-name="P4"><text:span text:style-name="_20_Char"><text:span text:style-name="T34"><text:tab/></text:span></text:span><text:span text:style-name="_20_Char"><text:span text:style-name="T38">chdef -p -t group -o compute postscripts=setupntp</text:span></text:span></text:p>
        <text:list xml:id="list34489136" text:continue-numbering="true" text:style-name="L1">
          <text:list-item>
            <text:list>
              <text:list-item>
                <text:h text:style-name="P107" text:outline-level="2"><text:bookmark text:name="__RefHeading__3021_154254748"/>Setup the Services and Definition<text:bookmark-end text:name="__RefHeading__3021_154254748"/></text:h>
              </text:list-item>
            </text:list>
          </text:list-item>
        </text:list>
        <text:p text:style-name="P21">A basic networks table was created for you during the xCAT install. <text:s/>Review that table and add additional networks based on your hardware configuration. </text:p>
        <text:list xml:id="list34498648" text:continue-numbering="true" text:style-name="L1">
          <text:list-item>
            <text:list>
              <text:list-item>
                <text:list>
                  <text:list-item>
                    <text:h text:style-name="P100" text:outline-level="3"><text:bookmark text:name="__RefHeading__3023_154254748"/>Setup the networks table<text:bookmark-end text:name="__RefHeading__3023_154254748"/></text:h>
                  </text:list-item>
                </text:list>
              </text:list-item>
            </text:list>
          </text:list-item>
        </text:list>
        <text:p text:style-name="P11">Create the networks that used for cluster management:</text:p>
        <text:p text:style-name="P69">mkdef -t network -o net1 net=192.168.0.0 mask=255.255.255.0 <text:s/>gateway=192.168.0.1 <text:s/>mgtifname=eth1 <text:s/>dhcpserver=192.168.0.1 <text:s/>tftpserver=192.168.0.1 nameservers=192.168.0.1</text:p>
        <text:p text:style-name="P69"/>
        <text:p text:style-name="Standard"/>
        <text:list xml:id="list34497256" text:continue-numbering="true" text:style-name="L1">
          <text:list-item>
            <text:list>
              <text:list-item>
                <text:list>
                  <text:list-item>
                    <text:h text:style-name="P100" text:outline-level="3"><text:bookmark text:name="__RefHeading__3025_154254748"/>Setup Name Resolution<text:bookmark-end text:name="__RefHeading__3025_154254748"/></text:h>
                    <text:list>
                      <text:list-item>
                        <text:h text:style-name="P116" text:outline-level="4"><text:bookmark text:name="__RefHeading__3027_154254748"/>Setup /etc/hosts with entries for all you nodes, hmcs, fsps<text:bookmark-end text:name="__RefHeading__3027_154254748"/></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4496399" text:continue-numbering="true" text:style-name="L1">
          <text:list-item>
            <text:list>
              <text:list-item>
                <text:list>
                  <text:list-item>
                    <text:list>
                      <text:list-item>
                        <text:h text:style-name="P116" text:outline-level="4"><text:bookmark text:name="__RefHeading__3029_154254748"/>Setup the nameserver <text:bookmark-end text:name="__RefHeading__3029_154254748"/></text:h>
                      </text:list-item>
                    </text:list>
                  </text:list-item>
                </text:list>
              </text:list-item>
            </text:list>
          </text:list-item>
        </text:list>
        <text:p text:style-name="P11">Add following lines into /etc/resolv.conf</text:p>
        <text:p text:style-name="Code">search cluster.net</text:p>
        <text:p text:style-name="Code">nameserver 192.168.0.1</text:p>
        <text:list xml:id="list34497857" text:continue-numbering="true" text:style-name="L1">
          <text:list-item>
            <text:list>
              <text:list-item>
                <text:list>
                  <text:list-item>
                    <text:list>
                      <text:list-item>
                        <text:h text:style-name="P116" text:outline-level="4"><text:bookmark text:name="__RefHeading__3031_154254748"/>Setup the DNS attributes in the Site table<text:bookmark-end text:name="__RefHeading__3031_154254748"/></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2.4.1</text:p>
        <text:p text:style-name="Code"><text:soft-page-break/></text:p>
        <text:p text:style-name="P11">Setup the local domain name:</text:p>
        <text:p text:style-name="Code">chdef -t site <text:s/>domain=cluster.net</text:p>
        <text:p text:style-name="Code"/>
        <text:list xml:id="list34496296" text:continue-numbering="true" text:style-name="L1">
          <text:list-item>
            <text:list>
              <text:list-item>
                <text:list>
                  <text:list-item>
                    <text:list>
                      <text:list-item>
                        <text:h text:style-name="P116" text:outline-level="4"><text:bookmark text:name="__RefHeading__3033_154254748"/>Setup <text:s/>DNS configuration <text:bookmark-end text:name="__RefHeading__3033_154254748"/></text:h>
                      </text:list-item>
                    </text:list>
                  </text:list-item>
                </text:list>
              </text:list-item>
            </text:list>
          </text:list-item>
        </text:list>
        <text:p text:style-name="Code">makedns</text:p>
        <text:p text:style-name="Code">service named start</text:p>
        <text:p text:style-name="Code">chkconfig --level 345 named on</text:p>
        <text:p text:style-name="Code"/>
        <text:list xml:id="list34477748" text:continue-numbering="true" text:style-name="L1">
          <text:list-item>
            <text:list>
              <text:list-item>
                <text:list>
                  <text:list-item>
                    <text:list>
                      <text:list-item>
                        <text:h text:style-name="P116" text:outline-level="4"><text:bookmark text:name="__RefHeading__3035_154254748"/>Updating the DNS configuration <text:bookmark-end text:name="__RefHeading__3035_154254748"/></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xml:id="list34467274" text:continue-numbering="true" text:style-name="L1">
          <text:list-item>
            <text:list>
              <text:list-item>
                <text:list>
                  <text:list-item>
                    <text:h text:style-name="P100" text:outline-level="3"><text:bookmark text:name="__RefHeading__3037_154254748"/>Configure conserver <text:bookmark-end text:name="__RefHeading__3037_154254748"/></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6"> console logging function will log the console output and activities for any node with remote </text:span><text:span text:style-name="T16">console attributes set to file /var/log/consoles/&lt;</text:span><text:span text:style-name="T32">node_name</text:span><text:span text:style-name="T16">&gt;, the console logging files can be replayed for debugging or any other purpose.</text:span></text:p>
        <text:p text:style-name="Standard"/>
        <text:list xml:id="list34498313" text:continue-numbering="true" text:style-name="L1">
          <text:list-item>
            <text:list>
              <text:list-item>
                <text:list>
                  <text:list-item>
                    <text:list>
                      <text:list-item>
                        <text:h text:style-name="P119" text:outline-level="4"><text:bookmark text:name="__RefHeading__3039_154254748"/>Set conserver attributes for the nodes <text:bookmark-end text:name="__RefHeading__3039_154254748"/></text:h>
                      </text:list-item>
                    </text:list>
                  </text:list-item>
                </text:list>
              </text:list-item>
            </text:list>
          </text:list-item>
        </text:list>
        <text:p text:style-name="P37"/>
        <text:p text:style-name="P37">Check to see if the cons attribute was set by rscan <text:s/>by running:</text:p>
        <text:p text:style-name="P37"/>
        <text:p text:style-name="code">lsdef pnode1</text:p>
        <text:p text:style-name="code"/>
        <text:p text:style-name="P37">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xml:id="list34494649" text:continue-numbering="true" text:style-name="L1">
          <text:list-item>
            <text:list>
              <text:list-item>
                <text:list>
                  <text:list-item>
                    <text:list>
                      <text:list-item>
                        <text:h text:style-name="P118" text:outline-level="4"><text:bookmark text:name="__RefHeading__3041_154254748"/>Update con<text:span text:style-name="T16">server configuration</text:span><text:bookmark-end text:name="__RefHeading__3041_154254748"/></text:h>
                      </text:list-item>
                    </text:list>
                  </text:list-item>
                </text:list>
              </text:list-item>
            </text:list>
          </text:list-item>
        </text:list>
        <text:p text:style-name="P11">Each xCA<text:span text:style-name="T16">T node with remote console attributes set should be added into the conserver configuration file to make the rcons work. The xCAT command makeconservercf will put </text:span><text:span text:style-name="T16">all the nodes into conserver configuration file /etc/conserver.cf. The makeconservercf </text:span><text:span text:style-name="T16">command must be run when there is any node definition changes that will affect the </text:span><text:span text:style-name="T16">conserver, such as adding new nodes, removing nodes or changing the nodes' remote console settings.</text:span></text:p>
        <text:p text:style-name="P33"><text:soft-page-break/></text:p>
        <text:p text:style-name="code">makeconservercf</text:p>
        <text:p text:style-name="code">service conserver stop</text:p>
        <text:p text:style-name="code">service conserver start</text:p>
        <text:p text:style-name="P95"/>
        <text:list xml:id="list34480277" text:continue-numbering="true" text:style-name="L1">
          <text:list-item>
            <text:list>
              <text:list-item>
                <text:list>
                  <text:list-item>
                    <text:h text:style-name="P100" text:outline-level="3"><text:bookmark text:name="__RefHeading__3043_154254748"/>Check rcons(rnetboot and getmacs depend on it)<text:bookmark-end text:name="__RefHeading__3043_154254748"/></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xml:id="list34476712" text:continue-numbering="true" text:style-name="L1">
          <text:list-item>
            <text:list>
              <text:list-item>
                <text:list>
                  <text:list-item>
                    <text:h text:style-name="P101" text:outline-level="3"><text:bookmark text:name="__RefHeading__3045_154254748"/>Check hardware control setup to the nodes<text:bookmark-end text:name="__RefHeading__3045_154254748"/></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xml:id="list34487849" text:continue-numbering="true" text:style-name="L1">
          <text:list-item>
            <text:list>
              <text:list-item>
                <text:list>
                  <text:list-item>
                    <text:h text:style-name="P100" text:outline-level="3"><text:bookmark text:name="__RefHeading__3047_154254748"/>Update the mac table with the <text:s/>address of the node(s)<text:bookmark-end text:name="__RefHeading__3047_154254748"/></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1">installnic or primarynic attribute of the node</text:span><text:span text:style-name="T21">,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5">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0">getmacs pnode1 -D -S 192.168.0.1 -G 192.168.0.10 </text:p>
        <text:p text:style-name="P70"/>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abdump mac </text:p>
        <text:p text:style-name="Standard"/>
        <text:list xml:id="list34495086" text:continue-numbering="true" text:style-name="L1">
          <text:list-item>
            <text:list>
              <text:list-item>
                <text:list>
                  <text:list-item>
                    <text:h text:style-name="P100" text:outline-level="3"><text:bookmark text:name="__RefHeading__3049_154254748"/><text:soft-page-break/><text:s/>Setup dhcp service<text:bookmark-end text:name="__RefHeading__3049_154254748"/></text:h>
                    <text:list>
                      <text:list-item>
                        <text:h text:style-name="P116" text:outline-level="4"><text:bookmark text:name="__RefHeading__3051_154254748"/>Setup the dhcp listen interfaces in site table<text:bookmark-end text:name="__RefHeading__3051_154254748"/></text:h>
                      </text:list-item>
                    </text:list>
                  </text:list-item>
                </text:list>
              </text:list-item>
            </text:list>
          </text:list-item>
        </text:list>
        <text:p text:style-name="Code">chdef -t site dhcpinterfaces='pmanagenode|eth1'</text:p>
        <text:p text:style-name="P44"/>
        <text:list xml:id="list34471296" text:continue-numbering="true" text:style-name="L1">
          <text:list-item>
            <text:list>
              <text:list-item>
                <text:list>
                  <text:list-item>
                    <text:list>
                      <text:list-item>
                        <text:h text:style-name="P116" text:outline-level="4"><text:bookmark text:name="__RefHeading__3053_154254748"/>[SLES] <text:s/>Check the installation of dhcp-server <text:bookmark-end text:name="__RefHeading__3053_154254748"/></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44">zypper install dhcp-server</text:p>
        <text:p text:style-name="Default_20_Text"/>
        <text:list xml:id="list34467883" text:continue-numbering="true" text:style-name="L1">
          <text:list-item>
            <text:list>
              <text:list-item>
                <text:list>
                  <text:list-item>
                    <text:list>
                      <text:list-item>
                        <text:h text:style-name="P116" text:outline-level="4"><text:bookmark text:name="__RefHeading__3055_154254748"/>Configure the DHCP<text:bookmark-end text:name="__RefHeading__3055_154254748"/></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6">Note: <text:s/>Please make sure there is only one dhcpd server can serv these compute nodes.</text:p>
        <text:p text:style-name="P16"/>
        <text:list xml:id="list34470454" text:continue-numbering="true" text:style-name="L1">
          <text:list-item>
            <text:h text:style-name="P113" text:outline-level="1"><text:bookmark text:name="__RefHeading__3057_154254748"/>Install a Compute Node<text:span text:style-name="T10"> </text:span><text:bookmark-end text:name="__RefHeading__3057_154254748"/></text:h>
            <text:list>
              <text:list-item>
                <text:h text:style-name="P110" text:outline-level="2"><text:bookmark text:name="__RefHeading__3059_154254748"/>Prepare the installation source<text:bookmark-end text:name="__RefHeading__3059_154254748"/></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6">Note: If you encounter the issue that the iso cannot be mounted by the copycds command. Make sure the SElinux is disabled.</text:p>
        <text:list xml:id="list34477284" text:continue-numbering="true" text:style-name="L1">
          <text:list-item>
            <text:list>
              <text:list-item>
                <text:h text:style-name="P110" text:outline-level="2"><text:bookmark text:name="__RefHeading__3061_154254748"/>Statefull Node installation<text:bookmark-end text:name="__RefHeading__3061_154254748"/></text:h>
                <text:list>
                  <text:list-item>
                    <text:h text:style-name="P100" text:outline-level="3"><text:bookmark text:name="__RefHeading__3063_154254748"/>Customize the install profile<text:bookmark-end text:name="__RefHeading__3063_154254748"/></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44"/>
        <text:p text:style-name="P11">Commonly for installing the ppc64 compute node, you can use the compute profile.</text:p>
        <text:p text:style-name="P11"/>
        <text:p text:style-name="P11"><text:soft-page-break/>If you want to customize the profile for compute node like &lt;profile&gt;.myprofile, you can copy the compute to the following directory, and make your modification base on it. </text:p>
        <text:p text:style-name="P8">/install/custom/install/&lt;os&gt;/</text:p>
        <text:p text:style-name="P8"/>
        <text:p text:style-name="P82">Note: The dir<text:span text:style-name="T16">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1">For example, you need to put the</text:span> <text:span text:style-name="T48">.otherpkgs.pkglist</text:span><text:span text:style-name="T12"> </text:span><text:span text:style-name="T11">file into the</text:span> <text:s/><text:span text:style-name="T47">/install/custom/install/&lt;os&gt;/</text:span> <text:span text:style-name="T11">directory if you need to install other packages.</text:span></text:p>
        <text:p text:style-name="P84"/>
        <text:p text:style-name="P11">The profile name in the &lt;profile&gt; can be set to certain compute node by following command. <text:s/>This was done when you <text:s/><text:reference-ref text:reference-format="text" text:ref-name="1.1.1.1.Set the type attributes of the node">Set the type attributes of the node</text:reference-ref> above. </text:p>
        <text:p text:style-name="P11"/>
        <text:p text:style-name="P11"/>
        <text:p text:style-name="P40">chdef -t node -o pnode1 profile=&lt;profile&gt;</text:p>
        <text:p text:style-name="P79"/>
        <text:p text:style-name="P79">to check the setting:</text:p>
        <text:p text:style-name="P79"/>
        <text:p text:style-name="P79">lsdef pnode1 | grep <text:s/>profile</text:p>
        <text:list xml:id="list34487709" text:continue-numbering="true" text:style-name="L1">
          <text:list-item>
            <text:list>
              <text:list-item>
                <text:list>
                  <text:list-item>
                    <text:list>
                      <text:list-item>
                        <text:h text:style-name="P118" text:outline-level="4"><text:bookmark text:name="__RefHeading__3065_154254748"/>Install other <text:s/>specific packages<text:bookmark-end text:name="__RefHeading__3065_154254748"/></text:h>
                      </text:list-item>
                    </text:list>
                  </text:list-item>
                </text:list>
              </text:list-item>
            </text:list>
          </text:list-item>
        </text:list>
        <text:p text:style-name="P11">If you want to install the specific package like specific.rpm onto the compute node, <text:s/>copy the specific.rpm into the following directory:</text:p>
        <text:p text:style-name="P68">/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1">SLE-11-SDK-DVD Media 1 ISO.</text:span></text:p>
        <text:p text:style-name="P31"/>
        <text:p text:style-name="P31">After “createrepo” is installed, run the following command to create repodata for the directory:</text:p>
        <text:p text:style-name="P38">createrepo /install/post/otherpkgs/&lt;os&gt;/&lt;arch&gt;</text:p>
        <text:list xml:id="list34484124" text:continue-numbering="true" text:style-name="L1">
          <text:list-item>
            <text:list>
              <text:list-item>
                <text:list>
                  <text:list-item>
                    <text:h text:style-name="P100" text:outline-level="3"><text:bookmark text:name="__RefHeading__3067_154254748"/>Set the node status to ready for installation<text:bookmark-end text:name="__RefHeading__3067_154254748"/></text:h>
                  </text:list-item>
                </text:list>
              </text:list-item>
            </text:list>
          </text:list-item>
        </text:list>
        <text:p text:style-name="Code">nodeset pnode1 install</text:p>
        <text:p text:style-name="P23"/>
        <text:list xml:id="list34492889" text:continue-numbering="true" text:style-name="L1">
          <text:list-item>
            <text:list>
              <text:list-item>
                <text:list>
                  <text:list-item>
                    <text:h text:style-name="P104" text:outline-level="3"><text:bookmark text:name="__RefHeading__3069_154254748"/>Use network boot to start the installation<text:bookmark-end text:name="__RefHeading__3069_154254748"/></text:h>
                  </text:list-item>
                </text:list>
              </text:list-item>
            </text:list>
          </text:list-item>
        </text:list>
        <text:p text:style-name="Code">rnetboot pnode1</text:p>
        <text:list xml:id="list34475109" text:continue-numbering="true" text:style-name="L1">
          <text:list-item>
            <text:list>
              <text:list-item>
                <text:list>
                  <text:list-item>
                    <text:h text:style-name="P104" text:outline-level="3"><text:bookmark text:name="__RefHeading__3071_154254748"/>Check the installation results<text:bookmark-end text:name="__RefHeading__3071_154254748"/></text:h>
                  </text:list-item>
                </text:list>
              </text:list-item>
            </text:list>
          </text:list-item>
        </text:list>
        <text:p text:style-name="P72">1. After the node installation is completed successfully, the node's status will be changed to “booted”, the following command to check the node's status:</text:p>
        <text:p text:style-name="P39">lsdef pnode1 -i status</text:p>
        <text:p text:style-name="P89"/>
        <text:p text:style-name="P72">2. When the node's status is changed to “booted”, you can also check ssh service on the node is working and you can login without <text:s/>password.</text:p>
        <text:p text:style-name="P72"><text:soft-page-break/>Note: Do not run ssh or xdsh against the node until the node installation is completed successfully. Running ssh or xdsh against the node before the node installation completed may result in ssh hostkeys issues.</text:p>
        <text:p text:style-name="P72"/>
        <text:p text:style-name="P72">3. If ssh is working but cannot login without password, force exchange the ssh key to the compute node using xdsh:</text:p>
        <text:p text:style-name="Code">xdsh pnode1 -K</text:p>
        <text:p text:style-name="P75"/>
        <text:p text:style-name="P11">After exchanging ssh key, following command should work.</text:p>
        <text:p text:style-name="Code">xdsh pnode1 date </text:p>
        <text:p text:style-name="Code"/>
        <text:p text:style-name="Code"/>
        <text:list xml:id="list34478889" text:continue-numbering="true" text:style-name="L1">
          <text:list-item>
            <text:list>
              <text:list-item>
                <text:list>
                  <text:list-item>
                    <text:h text:style-name="P104" text:outline-level="3"><text:bookmark text:name="__RefHeading__3073_154254748"/>Install a new Kernel on the nodes<text:bookmark-end text:name="__RefHeading__3073_154254748"/></text:h>
                  </text:list-item>
                </text:list>
              </text:list-item>
            </text:list>
          </text:list-item>
        </text:list>
        <text:p text:style-name="P86">Using a postinstall script ( you could also use the updatenode method):</text:p>
        <text:p text:style-name="P87"><text:s/><text:tab/>mkdir /install/postscripts/data<text:line-break/> <text:tab/>cp &lt;kernel&gt; /install/postscripts/data<text:line-break/><text:line-break/>Create the postscript updatekernel:</text:p>
        <text:p text:style-name="P87"><text:line-break/> <text:tab/>vi /install/postscripts/updatekernel<text:line-break/><text:tab/>#!/bin/bash<text:line-break/><text:tab/>rpm -Uivh data/kernel-*rpm</text:p>
        <text:p text:style-name="P87"><text:s text:c="7"/>chmod 755 <text:s/>/install/postscripts/updatekernel<text:line-break/><text:line-break/><text:line-break/>Add the script to the postscripts table</text:p>
        <text:p text:style-name="P87"/>
        <text:p text:style-name="Code"><text:span text:style-name="_20_Char"><text:span text:style-name="T13">chdef -p -t group -o compute postscripts=updatekernel</text:span></text:span></text:p>
        <text:p text:style-name="Code"><text:span text:style-name="_20_Char"><text:span text:style-name="T13"/></text:span></text:p>
        <text:p text:style-name="Code"><text:span text:style-name="_20_Char"><text:span text:style-name="T13">rinstall compute </text:span></text:span><text:line-break/><text:line-break/></text:p>
        <text:list xml:id="list34475286" text:continue-numbering="true" text:style-name="L1">
          <text:list-item>
            <text:list>
              <text:list-item>
                <text:h text:style-name="P107" text:outline-level="2"><text:bookmark text:name="__RefHeading__3075_154254748"/>Stateless<text:span text:style-name="T14"> </text:span>node installation<text:bookmark-end text:name="__RefHeading__3075_154254748"/></text:h>
                <text:list>
                  <text:list-item>
                    <text:h text:style-name="P100" text:outline-level="3"><text:bookmark text:name="__RefHeading__3077_154254748"/>Generate the stateless image for compute node<text:bookmark-end text:name="__RefHeading__3077_154254748"/></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xml:id="list34476115" text:continue-numbering="true" text:style-name="L1">
          <text:list-item>
            <text:list>
              <text:list-item>
                <text:list>
                  <text:list-item>
                    <text:list>
                      <text:list-item>
                        <text:h text:style-name="P116" text:outline-level="4"><text:bookmark text:name="__RefHeading__3079_154254748"/>Make the <text:span text:style-name="T14">compute</text:span> node add/exclude packaging list<text:bookmark-end text:name="__RefHeading__3079_154254748"/></text:h>
                      </text:list-item>
                    </text:list>
                  </text:list-item>
                </text:list>
              </text:list-item>
            </text:list>
          </text:list-item>
        </text:list>
        <text:p text:style-name="Standard"/>
        <text:p text:style-name="P9">The default list of rpms to added or exclude to the diskless images is shipped in</text:p>
        <text:p text:style-name="P9">/opt/xcat/share/xcat/netboot/&lt;os&gt; <text:s/>directory. <text:s text:c="3"/>If you want to modify the current defaults for *.pkglist or *.exlist or *.postinstall, <text:s/>copy the shipped default lists to the </text:p>
        <text:p text:style-name="P9"><text:soft-page-break/>/install/custom/netboot/&lt;os&gt; directory, <text:s/>so your modifications will not be removed on the next xCAT rpm update. <text:s text:c="2"/>xCAT will first look in the custom directory for the files before going to the share directory. </text:p>
        <text:p text:style-name="P9"/>
        <text:p text:style-name="P43">If you want to exclude more <text:s/>packages, add them <text:s/>into the following exlist file:</text:p>
        <text:p text:style-name="P9">/install/custom/netboot/&lt;os&gt;/&lt;profile&gt;.exlist</text:p>
        <text:p text:style-name="P77"/>
        <text:p text:style-name="P90">Add more packages names that need to be installed on the stateless node into the pkglist file</text:p>
        <text:p text:style-name="P9">/install/custom/netboot/&lt;os&gt;/&lt;profile&gt;.pkglist</text:p>
        <text:p text:style-name="P9"/>
        <text:p text:style-name="Standard"/>
        <text:list xml:id="list34480256" text:continue-numbering="true" text:style-name="L1">
          <text:list-item>
            <text:list>
              <text:list-item>
                <text:list>
                  <text:list-item>
                    <text:list>
                      <text:list-item>
                        <text:h text:style-name="P116" text:outline-level="4"><text:bookmark text:name="__RefHeading__3081_154254748"/>Setting up postinstall files <text:bookmark-end text:name="__RefHeading__3081_154254748"/></text:h>
                      </text:list-item>
                    </text:list>
                  </text:list-item>
                </text:list>
              </text:list-item>
            </text:list>
          </text:list-item>
        </text:list>
        <text:p text:style-name="Standard"/>
        <text:p text:style-name="P27">There are <text:s/>rules ( release 2.4 or later) <text:s/>for which * postinstall files will be selected to be used by genimage. </text:p>
        <text:p text:style-name="P27">Copy the appropriate /opt/xcat/share/xcat/netboot/&lt;OS&gt;/*postinstall file to the </text:p>
        <text:p text:style-name="P27">/install/custom/netboot/&lt;os&gt; directory, if you are going to make modifications. </text:p>
        <text:p text:style-name="P27">Use <text:s/>these basic rules to edit the correct file <text:s text:c="2"/>in the “/install/custom/netboot/&lt;OS&gt;” directory. <text:s text:c="2"/>The rule allows you to customize your image down to the profile, os and architecture level, if needed. </text:p>
        <text:p text:style-name="P27"><text:s/>You will find *postinstall files of the following forms:</text:p>
        <text:p text:style-name="Standard"/>
        <text:list xml:id="list34462151" text:style-name="L2">
          <text:list-item>
            <text:p text:style-name="P124"><text:tab/>&lt;profile&gt;.&lt;os&gt;.&lt;arch&gt;.postinstall</text:p>
          </text:list-item>
          <text:list-item>
            <text:p text:style-name="P124"><text:tab/>&lt;profile&gt;.&lt;arch&gt;.postinstall</text:p>
          </text:list-item>
          <text:list-item>
            <text:p text:style-name="P124"><text:tab/>&lt;profile&gt;.&lt;os&gt;.postinstall</text:p>
          </text:list-item>
          <text:list-item>
            <text:p text:style-name="P124"><text:tab/>&lt;profile&gt;.postinstall</text:p>
          </text:list-item>
        </text:list>
        <text:p text:style-name="P97"/>
        <text:p text:style-name="P97"/>
        <text:p text:style-name="Standard">g<text:span text:style-name="T1">enimage will select the *postinstall file from the list , <text:s/>if it exist, <text:s/>in the order 1-4.</text:span></text:p>
        <text:p text:style-name="Standard"><text:span text:style-name="T1"><text:s/>This means, if <text:s/>“</text:span><text:span text:style-name="T19">&lt;profile&gt;.&lt;os&gt;.&lt;arch&gt;.postinstall</text:span><text:span text:style-name="T1">” is there, <text:s/>it will be <text:s/>used .</text:span></text:p>
        <text:p text:style-name="P9">If there is no such a file, then the “<text:span text:style-name="T24">&lt;profile&gt;.&lt;arch&gt;.postinstall</text:span>” file will be used.</text:p>
        <text:p text:style-name="P9">If there's no such a file , <text:span text:style-name="T23"><text:s/>then the <text:s/>“&lt;profile&gt;.&lt;os&gt;.postinstall” file will be used.</text:span></text:p>
        <text:p text:style-name="P35">If there is no such file, <text:s/>then it will use <text:s/>“&lt;profile&gt;.postinstall”.</text:p>
        <text:p text:style-name="P35"/>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7">Note: you can use the sample here: <text:s/>/opt/xcat/share/xcat/netboot/&lt;os&gt;/</text:p>
        <text:p text:style-name="P14">[RH]:</text:p>
        <text:p text:style-name="P23">Add following packages name into the &lt;profile&gt;.pkglist</text:p>
        <text:p text:style-name="Code"><text:s text:c="4"/>bash</text:p>
        <text:p text:style-name="P75"><text:s text:c="4"/>nfs-utils</text:p>
        <text:p text:style-name="P75"><text:soft-page-break/><text:s text:c="4"/>stunnel</text:p>
        <text:p text:style-name="P75"><text:s text:c="4"/>dhclient</text:p>
        <text:p text:style-name="P75"><text:s text:c="4"/>kernel</text:p>
        <text:p text:style-name="P75"><text:s text:c="4"/>openssh-server</text:p>
        <text:p text:style-name="P75"><text:s text:c="4"/>openssh-clients</text:p>
        <text:p text:style-name="P75"><text:s text:c="4"/>busybox-anaconda</text:p>
        <text:p text:style-name="P75"><text:s text:c="4"/>wget</text:p>
        <text:p text:style-name="P75"><text:s text:c="4"/>vim-minimal</text:p>
        <text:p text:style-name="P75"><text:s text:c="4"/>ntp</text:p>
        <text:p text:style-name="P75"/>
        <text:p text:style-name="P11">You can add any other packages that you want to install on your compute node. <text:s/>For example, if you want to have userids with passwords you should add the following:</text:p>
        <text:p text:style-name="Code"><text:s text:c="4"/>cracklib</text:p>
        <text:p text:style-name="P75"><text:s text:c="4"/>libuser</text:p>
        <text:p text:style-name="P75"><text:s text:c="4"/>passwd</text:p>
        <text:p text:style-name="P77"/>
        <text:p text:style-name="P14">[SLES11]:</text:p>
        <text:p text:style-name="P23">Add following packages name into the &lt;profile&gt;.pkglist</text:p>
        <text:p text:style-name="Code"><text:s text:c="4"/>aaa_base</text:p>
        <text:p text:style-name="P75"><text:s text:c="4"/>bash</text:p>
        <text:p text:style-name="P75"><text:s text:c="4"/>nfs-utils</text:p>
        <text:p text:style-name="P75"><text:s text:c="4"/>dhcpcd</text:p>
        <text:p text:style-name="P75"><text:s text:c="4"/>kernel</text:p>
        <text:p text:style-name="P75"><text:s text:c="4"/>openssh</text:p>
        <text:p text:style-name="P75"><text:s text:c="4"/>psmisc</text:p>
        <text:p text:style-name="P75"><text:s text:c="4"/>wget</text:p>
        <text:p text:style-name="P75"><text:s text:c="4"/>sysconfig</text:p>
        <text:p text:style-name="P75"><text:s text:c="4"/>syslog-ng</text:p>
        <text:p text:style-name="P75"><text:s text:c="4"/>klogd</text:p>
        <text:p text:style-name="P75"><text:s text:c="4"/>vim</text:p>
        <text:p text:style-name="P91"/>
        <text:list xml:id="list34468744" text:continue-list="list34480256" text:style-name="L1">
          <text:list-item>
            <text:list>
              <text:list-item>
                <text:list>
                  <text:list-item>
                    <text:list>
                      <text:list-item>
                        <text:h text:style-name="P116" text:outline-level="4"><text:bookmark text:name="__RefHeading__3083_154254748"/>Run image generation<text:bookmark-end text:name="__RefHeading__3083_154254748"/></text:h>
                      </text:list-item>
                    </text:list>
                  </text:list-item>
                </text:list>
              </text:list-item>
            </text:list>
          </text:list-item>
        </text:list>
        <text:p text:style-name="P14">[RHEL]:</text:p>
        <text:p text:style-name="Code">cd /opt/xcat/share/xcat/netboot/rh</text:p>
        <text:p text:style-name="Code">./genimage -i eth0 -n ibmveth -o rhels5.2 -p compute.ppc64</text:p>
        <text:p text:style-name="Code"/>
        <text:p text:style-name="P14">[SLES11]:</text:p>
        <text:p text:style-name="P41">cd /opt/xcat/share/xcat/netboot/sles </text:p>
        <text:p text:style-name="P80">./genimage -i eth0 -n ibmveth -o sles11 -p compute </text:p>
        <text:p text:style-name="P64"/>
        <text:list xml:id="list34487371" text:continue-numbering="true" text:style-name="L1">
          <text:list-item>
            <text:list>
              <text:list-item>
                <text:list>
                  <text:list-item>
                    <text:list>
                      <text:list-item>
                        <text:h text:style-name="P116" text:outline-level="4"><text:bookmark text:name="__RefHeading__3085_154254748"/>Pack the image<text:bookmark-end text:name="__RefHeading__3085_154254748"/></text:h>
                      </text:list-item>
                    </text:list>
                  </text:list-item>
                </text:list>
              </text:list-item>
            </text:list>
          </text:list-item>
        </text:list>
        <text:p text:style-name="P14">[RHEL]:</text:p>
        <text:p text:style-name="Code">packimage -o rhels5.2 -p compute.ppc64 -a ppc64</text:p>
        <text:p text:style-name="P14">[SLES]:</text:p>
        <text:p text:style-name="Code">packimage -o sles11 -p compute -a ppc64</text:p>
        <text:list xml:id="list34469678" text:continue-numbering="true" text:style-name="L1">
          <text:list-item>
            <text:list>
              <text:list-item>
                <text:list>
                  <text:list-item>
                    <text:h text:style-name="P104" text:outline-level="3"><text:bookmark text:name="__RefHeading__3087_154254748"/>Set the node status ready for network boot<text:bookmark-end text:name="__RefHeading__3087_154254748"/></text:h>
                  </text:list-item>
                </text:list>
              </text:list-item>
            </text:list>
          </text:list-item>
        </text:list>
        <text:p text:style-name="Code">nodeset pnode2 netboot</text:p>
        <text:list xml:id="list34486001" text:continue-numbering="true" text:style-name="L1">
          <text:list-item>
            <text:list>
              <text:list-item>
                <text:list>
                  <text:list-item>
                    <text:h text:style-name="P104" text:outline-level="3"><text:bookmark text:name="__RefHeading__3089_154254748"/>Use network boot to start the installation<text:bookmark-end text:name="__RefHeading__3089_154254748"/></text:h>
                  </text:list-item>
                </text:list>
              </text:list-item>
            </text:list>
          </text:list-item>
        </text:list>
        <text:p text:style-name="Code">rnetboot pnode2</text:p>
        <text:list xml:id="list34494094" text:continue-numbering="true" text:style-name="L1">
          <text:list-item>
            <text:list>
              <text:list-item>
                <text:list>
                  <text:list-item>
                    <text:h text:style-name="P104" text:outline-level="3"><text:bookmark text:name="__RefHeading__3091_154254748"/><text:soft-page-break/><text:span text:style-name="T14">C</text:span>heck the installation result<text:bookmark-end text:name="__RefHeading__3091_154254748"/></text:h>
                  </text:list-item>
                </text:list>
              </text:list-item>
            </text:list>
          </text:list-item>
        </text:list>
        <text:p text:style-name="P42">1. After the node installation is completed successfully, the node's status will be changed to “booted”, the following command to check the node's status:</text:p>
        <text:p text:style-name="P39">lsdef pnode1 -i status</text:p>
        <text:p text:style-name="P89"/>
        <text:p text:style-name="P72">2. When the node's status is changed to “booted”, you can also check ssh service on the node is working and you can login without <text:s/>password.</text:p>
        <text:p text:style-name="P72">Note: Do not run ssh or xdsh against the node until the node installation is completed successfully. Running ssh or xdsh against the node before the node installation completed may result in ssh hostkeys issues.</text:p>
        <text:p text:style-name="P72"/>
        <text:p text:style-name="P72">3. If ssh is working but cannot login without password, force exchange the ssh key to the compute node using xdsh:</text:p>
        <text:p text:style-name="Code">xdsh pnode1 -K</text:p>
        <text:p text:style-name="P75"/>
        <text:p text:style-name="P11">After exchanging ssh key, following command should work.</text:p>
        <text:p text:style-name="P39">xdsh pnode1 date </text:p>
        <text:p text:style-name="P75"/>
        <text:list xml:id="list34474617" text:continue-numbering="true" text:style-name="L1">
          <text:list-item>
            <text:list>
              <text:list-item>
                <text:list>
                  <text:list-item>
                    <text:h text:style-name="P103" text:outline-level="3"><text:bookmark text:name="__RefHeading__3093_154254748"/>Installing a new Kernel in the stateless image<text:bookmark-end text:name="__RefHeading__3093_154254748"/></text:h>
                  </text:list-item>
                </text:list>
              </text:list-item>
            </text:list>
          </text:list-item>
        </text:list>
        <text:p text:style-name="P60">Obtain you new kernel and kernel modules on the MN.</text:p>
        <text:p text:style-name="P60"/>
        <text:p text:style-name="P60">Copy the kernel into /boot :</text:p>
        <text:p text:style-name="P60"/>
        <text:p text:style-name="code">cp <text:span text:style-name="T43">vmlinux-2.6.32.10-0.5-ppc64</text:span><text:span text:style-name="T42"> <text:s text:c="2"/>/boot</text:span></text:p>
        <text:p text:style-name="P96"/>
        <text:p text:style-name="P96">Copy the kernel modules into /lib/modules/&lt;new kernel directory&gt;</text:p>
        <text:p text:style-name="P96"/>
        <text:p text:style-name="P32">xcatlinuxmn:/lib/modules # ls -al <text:s text:c="4"/></text:p>
        <text:p text:style-name="P57">total 16</text:p>
        <text:p text:style-name="P57">drwxr-xr-x <text:s/>4 root root 4096 Apr 19 10:39 .</text:p>
        <text:p text:style-name="P57">drwxr-xr-x 17 root root 4096 Apr 13 08:39 ..</text:p>
        <text:p text:style-name="P57">drwxr-xr-x <text:s/>3 root root 4096 Apr 13 08:51 2.6.32.10-0.4-ppc64</text:p>
        <text:p text:style-name="P58">drwxr-xr-x <text:s/>4 root root 4096 Apr 19 10:12 2.6.32.10-0.5-ppc64</text:p>
        <text:p text:style-name="P58"/>
        <text:p text:style-name="P59">Run genimage to update the <text:s/>image with the new kernel</text:p>
        <text:p text:style-name="P59"/>
        <text:p text:style-name="P57">genimage -i eth0 -n ibmveth -o sles11.1 -p compute -k 2.6.32.10-0.5-ppc64</text:p>
        <text:p text:style-name="P57"/>
        <text:p text:style-name="P56">packimage -o sles11 -p compute -a ppc64</text:p>
        <text:p text:style-name="P57"/>
        <text:p text:style-name="P57"/>
        <text:p text:style-name="P57">Run <text:s/>nodeset command and netboot.</text:p>
        <text:p text:style-name="P57"/>
        <text:p text:style-name="P57"><text:s/>uname -a shows the new kernel.</text:p>
        <text:p text:style-name="code"/>
        <text:p text:style-name="P88"/>
        <text:p text:style-name="P85"/>
        <text:list xml:id="list34498599" text:continue-numbering="true" text:style-name="L1">
          <text:list-item>
            <text:list>
              <text:list-item>
                <text:list>
                  <text:list-item>
                    <text:h text:style-name="P105" text:outline-level="3"><text:bookmark text:name="__RefHeading__3095_154254748"/><text:soft-page-break/>Remove an image<text:bookmark-end text:name="__RefHeading__3095_154254748"/></text:h>
                  </text:list-item>
                </text:list>
              </text:list-item>
            </text:list>
          </text:list-item>
        </text:list>
        <text:p text:style-name="P83">If you want to remove an image, <text:s/>first make sure that &lt;imagepath&gt;/proc is not linked to /proc on the system. <text:s text:c="2"/>You can accidentally remove your own /proc, if you do not follow these steps. <text:s text:c="2"/>For example:</text:p>
        <text:p text:style-name="P83"/>
        <text:p text:style-name="Code">ls -al /install/netboot/fedora9/x86_64/compute/rootimg/proc</text:p>
        <text:p text:style-name="P83"/>
        <text:p text:style-name="P83">If it is mounted to /proc then :</text:p>
        <text:p text:style-name="P83"/>
        <text:p text:style-name="Code"><text:s/>umount /install/netboot/fedora9/x86_64/compute/rootimg/proc</text:p>
        <text:p text:style-name="Code"/>
        <text:p text:style-name="Standard">Then you can safely </text:p>
        <text:p text:style-name="Code"><text:s/>rm -rf /install/netboot/fedora9/x86_64/compute/rootimg</text:p>
        <text:list xml:id="list34475464" text:continue-numbering="true" text:style-name="L1">
          <text:list-item>
            <text:h text:style-name="P114" text:outline-level="1"><text:bookmark text:name="__RefHeading__3097_154254748"/>Firmware upgrade<text:bookmark-end text:name="__RefHeading__3097_154254748"/></text:h>
            <text:list>
              <text:list-item>
                <text:h text:style-name="P112" text:outline-level="2"><text:bookmark text:name="__RefHeading__3099_154254748"/>Requirements<text:bookmark-end text:name="__RefHeading__3099_154254748"/></text:h>
              </text:list-item>
            </text:list>
          </text:list-item>
        </text:list>
        <text:p text:style-name="P22">POWER5 and POWER6 <text:s/>Licensed Internal Code updates must meet <text:s/>the following prerequisites:</text:p>
        <text:list xml:id="list34480164" text:continue-numbering="true" text:style-name="L1">
          <text:list-item>
            <text:list>
              <text:list-item>
                <text:list>
                  <text:list-item>
                    <text:h text:style-name="P100" text:outline-level="3"><text:bookmark text:name="__RefHeading__3101_154254748"/>Enable the HMC to allow remote ssh connections.<text:bookmark-end text:name="__RefHeading__3101_154254748"/></text:h>
                  </text:list-item>
                </text:list>
              </text:list-item>
            </text:list>
          </text:list-item>
        </text:list>
        <text:p text:style-name="P13">[AIX]</text:p>
        <text:p text:style-name="P22">Ensure that ssh is installed on the AIX xCAT management node. If you are using an AIX management node, make sure the value of "useSSHonAIX" <text:s/>is “yes” in the site table.</text:p>
        <text:p text:style-name="P22">chtab <text:s/>key="useSSHonAIX" site.value=yes</text:p>
        <text:list xml:id="list34496968" text:continue-numbering="true" text:style-name="L1">
          <text:list-item>
            <text:list>
              <text:list-item>
                <text:list>
                  <text:list-item>
                    <text:h text:style-name="P104" text:outline-level="3"><text:bookmark text:name="__RefHeading__3103_154254748"/>Define the necessary attributes<text:bookmark-end text:name="__RefHeading__3103_154254748"/></text:h>
                  </text:list-item>
                </text:list>
              </text:list-item>
            </text:list>
          </text:list-item>
        </text:list>
        <text:p text:style-name="P22">The Lpar , CEC, or BPA has been defined in the nodelist, nodehm, nodetype, vpd, ppc tables.</text:p>
        <text:list xml:id="list34466670" text:continue-numbering="true" text:style-name="L1">
          <text:list-item>
            <text:list>
              <text:list-item>
                <text:list>
                  <text:list-item>
                    <text:h text:style-name="P104" text:outline-level="3"><text:bookmark text:name="__RefHeading__3105_154254748"/>Define the HMC as a node<text:bookmark-end text:name="__RefHeading__3105_154254748"/></text:h>
                  </text:list-item>
                </text:list>
              </text:list-item>
            </text:list>
          </text:list-item>
        </text:list>
        <text:p text:style-name="P22">Define the HMC as a node on the management node. For example,</text:p>
        <text:p text:style-name="P6">nodeadd <text:s/>hmc01.clusters.com groups=hmc</text:p>
        <text:list xml:id="list34470087" text:continue-numbering="true" text:style-name="L1">
          <text:list-item>
            <text:list>
              <text:list-item>
                <text:list>
                  <text:list-item>
                    <text:h text:style-name="P104" text:outline-level="3"><text:bookmark text:name="__RefHeading__3107_154254748"/>Setup SSH connection to HMC<text:bookmark-end text:name="__RefHeading__3107_154254748"/></text:h>
                  </text:list-item>
                </text:list>
              </text:list-item>
            </text:list>
          </text:list-item>
        </text:list>
        <text:p text:style-name="P22">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4492430" text:continue-numbering="true" text:style-name="L1">
          <text:list-item>
            <text:list>
              <text:list-item>
                <text:list>
                  <text:list-item>
                    <text:h text:style-name="P104" text:outline-level="3"><text:bookmark text:name="__RefHeading__3109_154254748"/>Get the Microcode update package and associated XML file<text:bookmark-end text:name="__RefHeading__3109_154254748"/></text:h>
                  </text:list-item>
                </text:list>
              </text:list-item>
            </text:list>
          </text:list-item>
        </text:list>
        <text:p text:style-name="P81">Download the Microcode update package and associated XML file from the IBM Web site: <text:a xlink:type="simple" xlink:href="http://www14.software.ibm.com/webapp/set2/firmware/gjsn">http://www14.software.ibm.com/webapp/set2/firmware/gjsn</text:a>. </text:p>
        <text:p text:style-name="P81"/>
        <text:list xml:id="list34476465" text:continue-numbering="true" text:style-name="L1">
          <text:list-item>
            <text:list>
              <text:list-item>
                <text:h text:style-name="P108" text:outline-level="2"><text:bookmark text:name="__RefHeading__3111_154254748"/><text:soft-page-break/>Perform Firmware upgrade for CEC on P5/P6<text:bookmark-end text:name="__RefHeading__3111_154254748"/></text:h>
                <text:list>
                  <text:list-item>
                    <text:h text:style-name="P100" text:outline-level="3"><text:bookmark text:name="__RefHeading__3113_154254748"/>Define the CEC as a node on the management node<text:bookmark-end text:name="__RefHeading__3113_154254748"/></text:h>
                  </text:list-item>
                </text:list>
              </text:list-item>
            </text:list>
          </text:list-item>
        </text:list>
        <text:p text:style-name="P22"/>
        <text:p text:style-name="P22">Update the xCAT required xCAT tables:</text:p>
        <text:p text:style-name="P22"/>
        <text:p text:style-name="P22">Modify the nodelist table</text:p>
        <text:p text:style-name="P6">nodeadd <text:s/>Server-m_tmp-SNs_tmp groups=hmc,all</text:p>
        <text:p text:style-name="P22"/>
        <text:p text:style-name="P22">Modify the table nodehm</text:p>
        <text:p text:style-name="P6">chtab node="Server-m_tmp-SNs_tmp" nodehm.mgt="hmc"</text:p>
        <text:p text:style-name="P22"/>
        <text:p text:style-name="P22">Modify the table nodetype:</text:p>
        <text:p text:style-name="P6">chtab node="Server-m_tmp-SNs_tmp" nodetype.nodetype="fsp"</text:p>
        <text:p text:style-name="P22"/>
        <text:p text:style-name="P22">Modify the table ppc:</text:p>
        <text:p text:style-name="P6">chtab node="Server-m_tmp-SNs_tmp" ppc.hcp= hmc01.clusters.com</text:p>
        <text:p text:style-name="P22"/>
        <text:p text:style-name="P22">Modify the tab vpd:</text:p>
        <text:p text:style-name="P6">chtab node=Server-m_tmp-SNs_tmp vpd.serial=s_tmp vpd.mtm=m_tmp</text:p>
        <text:p text:style-name="P22"/>
        <text:p text:style-name="P22">Set the <text:s/>account of the HMC(Modify the ppchcp):</text:p>
        <text:p text:style-name="P6">chtab hcp=hmc01.clusters.com <text:s/>ppchcp.username=hscroot ppchcp.password=abc123</text:p>
        <text:p text:style-name="P22"/>
        <text:list xml:id="list34498065" text:continue-numbering="true" text:style-name="L1">
          <text:list-item>
            <text:list>
              <text:list-item>
                <text:list>
                  <text:list-item>
                    <text:h text:style-name="P100" text:outline-level="3"><text:bookmark text:name="__RefHeading__3115_154254748"/>Setup SSH connection to HMC<text:bookmark-end text:name="__RefHeading__3115_154254748"/></text:h>
                  </text:list-item>
                </text:list>
              </text:list-item>
            </text:list>
          </text:list-item>
        </text:list>
        <text:p text:style-name="P22">Generate the ssh keys on the xCAT management node and transfer the public key to the HMC to configure the HMC to allow remote ssh connections.</text:p>
        <text:p text:style-name="P6">rspconfig hmc01.clusters.com sshcfg=enable</text:p>
        <text:p text:style-name="P22"/>
        <text:list xml:id="list34475529" text:continue-numbering="true" text:style-name="L1">
          <text:list-item>
            <text:list>
              <text:list-item>
                <text:list>
                  <text:list-item>
                    <text:h text:style-name="P106" text:outline-level="3"><text:bookmark text:name="__RefHeading__3117_154254748"/>Check firmware level<text:bookmark-end text:name="__RefHeading__3117_154254748"/></text:h>
                  </text:list-item>
                </text:list>
              </text:list-item>
            </text:list>
          </text:list-item>
        </text:list>
        <text:p text:style-name="P6">rinv Server-m_tmp-SNs_tmp firm</text:p>
        <text:p text:style-name="P22"/>
        <text:list xml:id="list34477061" text:continue-numbering="true" text:style-name="L1">
          <text:list-item>
            <text:list>
              <text:list-item>
                <text:list>
                  <text:list-item>
                    <text:h text:style-name="P104" text:outline-level="3"><text:bookmark text:name="__RefHeading__3119_154254748"/>Update the firmware<text:bookmark-end text:name="__RefHeading__3119_154254748"/></text:h>
                  </text:list-item>
                </text:list>
              </text:list-item>
            </text:list>
          </text:list-item>
        </text:list>
        <text:p text:style-name="P22"/>
        <text:p text:style-name="P2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2"/>
        <text:p text:style-name="P22">Run the rflash command with <text:s/>the --activate flag to specify the update mode to perform the updates.（Please see the “rflash” manpage for more information）</text:p>
        <text:p text:style-name="P6"><text:soft-page-break/>rflash Server-m_tmp-SNs_tmp <text:s/>-p /tmp/fw --activate disruptive</text:p>
        <text:p text:style-name="P22"/>
        <text:p text:style-name="P22">NOTE:You Need check your update is concurrent or disruptive here!! other commands sample:</text:p>
        <text:p text:style-name="P6">rflash Server-m_tmp-SNs_tmp <text:s/>-p /tmp/fw --activate concurrent</text:p>
        <text:p text:style-name="P22"/>
        <text:p text:style-name="P16">Notes:</text:p>
        <text:p text:style-name="P16">1)If the noderange is the group lpar, the upgrade steps are the same as the CEC's.</text:p>
        <text:p text:style-name="P16">2)System p5 and p6 updates can require time to complete and there is no visual indication that the command is proceeding.</text:p>
        <text:p text:style-name="P22"/>
        <text:list xml:id="list34472154" text:continue-numbering="true" text:style-name="L1">
          <text:list-item>
            <text:list>
              <text:list-item>
                <text:h text:style-name="P111" text:outline-level="2"><text:bookmark text:name="__RefHeading__3121_154254748"/>Perform Firmware upgrades for BPA on P5/P6<text:bookmark-end text:name="__RefHeading__3121_154254748"/></text:h>
              </text:list-item>
            </text:list>
          </text:list-item>
        </text:list>
        <text:p text:style-name="P22"/>
        <text:list xml:id="list34477243" text:continue-numbering="true" text:style-name="L1">
          <text:list-item>
            <text:list>
              <text:list-item>
                <text:list>
                  <text:list-item>
                    <text:h text:style-name="P104" text:outline-level="3"><text:bookmark text:name="__RefHeading__3123_154254748"/>Define the BPA as a node on the management node<text:bookmark-end text:name="__RefHeading__3123_154254748"/></text:h>
                  </text:list-item>
                </text:list>
              </text:list-item>
            </text:list>
          </text:list-item>
        </text:list>
        <text:p text:style-name="P22"/>
        <text:p text:style-name="P22">Update the xCAT tables:</text:p>
        <text:p text:style-name="P22"/>
        <text:p text:style-name="P22">Modify the nodelist table. Define the BPA as a node</text:p>
        <text:p text:style-name="P6">nodeadd <text:s/>Server-m_tmps_tmp groups=hmc,all</text:p>
        <text:p text:style-name="P22"/>
        <text:p text:style-name="P22">Modify the table nodehm</text:p>
        <text:p text:style-name="P6">chtab node="Server-m_tmps_tmp" <text:s/>nodehm.mgt="hmc"</text:p>
        <text:p text:style-name="P22"/>
        <text:p text:style-name="P22">Modify the table nodetype:</text:p>
        <text:p text:style-name="P6">chtab node="Server-m_tmps_tmp" <text:s/>nodetype.nodetype="fsp"</text:p>
        <text:p text:style-name="P22"/>
        <text:p text:style-name="P22">Modify the table ppc:</text:p>
        <text:p text:style-name="P6">chtab node="Server-m_tmps_tmp" <text:s/>ppc.hcp= hmc01.clusters.com ppc.id=x</text:p>
        <text:p text:style-name="P22"/>
        <text:p text:style-name="P22">Modify the tab vpd:</text:p>
        <text:p text:style-name="P6">chtab node=Server-m_tmps_tmp <text:s/>vpd.serial=s_tmp vpd.mtm=m_tmp</text:p>
        <text:p text:style-name="P22"/>
        <text:p text:style-name="P22">Set the <text:s/>account of the HMC(Modify the ppchcp):</text:p>
        <text:p text:style-name="P6">chtab hcp=hmc01.clusters.com <text:s/>ppchcp.username=hscroot ppchcp.password=abc123</text:p>
        <text:p text:style-name="P22"/>
        <text:list xml:id="list34473452" text:continue-numbering="true" text:style-name="L1">
          <text:list-item>
            <text:list>
              <text:list-item>
                <text:list>
                  <text:list-item>
                    <text:h text:style-name="P104" text:outline-level="3"><text:bookmark text:name="__RefHeading__3125_154254748"/>Setup SSH connection to HMC<text:bookmark-end text:name="__RefHeading__3125_154254748"/></text:h>
                  </text:list-item>
                </text:list>
              </text:list-item>
            </text:list>
          </text:list-item>
        </text:list>
        <text:p text:style-name="P22">Generate the ssh keys on the xCAT management node and transfer the public key to the HMC to configure the HMC to allow remote ssh connections.</text:p>
        <text:p text:style-name="P7">rspconfig hmc01.clusters.com sshcfg=enable</text:p>
        <text:p text:style-name="P22"/>
        <text:list xml:id="list34486283" text:continue-numbering="true" text:style-name="L1">
          <text:list-item>
            <text:list>
              <text:list-item>
                <text:list>
                  <text:list-item>
                    <text:h text:style-name="P104" text:outline-level="3"><text:bookmark text:name="__RefHeading__3127_154254748"/><text:soft-page-break/>User rinv to check the firmware level ( see rinv manpage)<text:bookmark-end text:name="__RefHeading__3127_154254748"/></text:h>
                  </text:list-item>
                </text:list>
              </text:list-item>
            </text:list>
          </text:list-item>
        </text:list>
        <text:p text:style-name="P6">rinv <text:s/>Server-m_tmps_tmp <text:s/>firm</text:p>
        <text:p text:style-name="P22"/>
        <text:list xml:id="list34483211" text:continue-numbering="true" text:style-name="L1">
          <text:list-item>
            <text:list>
              <text:list-item>
                <text:list>
                  <text:list-item>
                    <text:h text:style-name="P104" text:outline-level="3"><text:bookmark text:name="__RefHeading__3129_154254748"/>Update the firmware<text:bookmark-end text:name="__RefHeading__3129_154254748"/></text:h>
                  </text:list-item>
                </text:list>
              </text:list-item>
            </text:list>
          </text:list-item>
        </text:list>
        <text:p text:style-name="P22">Download he Microcode update package and associated XML file from the IBM Web site:</text:p>
        <text:p text:style-name="P22"><text:s text:c="13"/><text:a xlink:type="simple" xlink:href="http://www14.software.ibm.com/webapp/set2/firmware/gjsn">http://www14.software.ibm.com/webapp/set2/firmware/gjsn</text:a></text:p>
        <text:p text:style-name="P22">Create the /tmp/fw directory, if necessary, and copy the downloaded files to the /tmp/fw directory.</text:p>
        <text:p text:style-name="P22"/>
        <text:p text:style-name="P22">Run the rflash command with <text:s/>the --activate flag to specify the update mode to perform the updates.</text:p>
        <text:p text:style-name="P6">rflash Server-m_tmps_tmp <text:s/>-p /tmp/fw --activate disruptive</text:p>
        <text:p text:style-name="P22"/>
        <text:p text:style-name="P19">NOTE:You Need check your update is concurrent or disruptive here!! other commands sample:</text:p>
        <text:p text:style-name="P6">rflash Server-m_tmps_tmp <text:s/>-p /tmp/fw --activate concurrent</text:p>
        <text:p text:style-name="P22"/>
        <text:list xml:id="list34479774" text:continue-numbering="true" text:style-name="L1">
          <text:list-item>
            <text:list>
              <text:list-item>
                <text:h text:style-name="P111" text:outline-level="2"><text:bookmark text:name="__RefHeading__3131_154254748"/>Commit currently activated LIC update(copy T to P) for a CEC/BPA on p5/p6<text:bookmark-end text:name="__RefHeading__3131_154254748"/></text:h>
              </text:list-item>
            </text:list>
          </text:list-item>
        </text:list>
        <text:p text:style-name="P22"/>
        <text:list xml:id="list34492969" text:continue-numbering="true" text:style-name="L1">
          <text:list-item>
            <text:list>
              <text:list-item>
                <text:list>
                  <text:list-item>
                    <text:h text:style-name="P104" text:outline-level="3"><text:bookmark text:name="__RefHeading__3133_154254748"/>Check firmware level<text:bookmark-end text:name="__RefHeading__3133_154254748"/></text:h>
                  </text:list-item>
                </text:list>
              </text:list-item>
            </text:list>
          </text:list-item>
        </text:list>
        <text:p text:style-name="P22">Refer to the environment setup in the section 'Firmware upgrade for CEC on P5/P6' to make sure the firmware version is correct.</text:p>
        <text:p text:style-name="P22"/>
        <text:list xml:id="list34468097" text:continue-numbering="true" text:style-name="L1">
          <text:list-item>
            <text:list>
              <text:list-item>
                <text:list>
                  <text:list-item>
                    <text:h text:style-name="P104" text:outline-level="3"><text:bookmark text:name="__RefHeading__3135_154254748"/>Commit the firmware LIC<text:bookmark-end text:name="__RefHeading__3135_154254748"/></text:h>
                  </text:list-item>
                </text:list>
              </text:list-item>
            </text:list>
          </text:list-item>
        </text:list>
        <text:p text:style-name="P22">Run the rflash command with the –commit flag.</text:p>
        <text:p text:style-name="P6">rflash <text:s/>Server-m_tmp-SNs_tmp --commit</text:p>
        <text:p text:style-name="P22"/>
        <text:p text:style-name="P19">Notes:</text:p>
        <text:p text:style-name="P19">(1)If the noderange is Lpar, the commit steps are the same as the CEC's.</text:p>
        <text:p text:style-name="P19">(2) When the –commit <text:s/>or --recover two flags is used, the noderange cannot be <text:s/>BPA . <text:s/>It only can be CEC or LPAR ,and <text:s/>will take effect for both managed systems and power subsystems.</text:p>
        <text:p text:style-name="P22"/>
        <text:list xml:id="list34477694" text:continue-numbering="true" text:style-name="L1">
          <text:list-item>
            <text:h text:style-name="P113" text:outline-level="1"><text:bookmark text:name="__RefHeading__3137_154254748"/>Advanced features<text:bookmark-end text:name="__RefHeading__3137_154254748"/></text:h>
            <text:list>
              <text:list-item>
                <text:h text:style-name="P111" text:outline-level="2"><text:bookmark text:name="__RefHeading__3139_154254748"/>Use the driver update disk:<text:bookmark-end text:name="__RefHeading__3139_154254748"/></text:h>
              </text:list-item>
            </text:list>
          </text:list-item>
        </text:list>
        <text:p text:style-name="Standard"><text:span text:style-name="T3">Refer to the “Use the driver update disk” section in the document </text:span><text:a xlink:type="simple" xlink:href="https://xcat.svn.sourceforge.net/viewvc/xcat/xcat-core/trunk/xCAT-client/share/doc/xCAT-iDpx.pdf" text:style-name="Internet_20_link" text:visited-style-name="Visited_20_Internet_20_Link"><text:span text:style-name="T3">xCAT-iDpx.pdf</text:span></text:a><text:a xlink:type="simple" xlink:href="" text:style-name="Internet_20_link" text:visited-style-name="Visited_20_Internet_20_Link"><text:span text:style-name="T3">.</text:span></text:a></text:p>
        <text:list xml:id="list34493606" text:continue-numbering="true" text:style-name="L1">
          <text:list-item>
            <text:h text:style-name="P115" text:outline-level="1"><text:bookmark text:name="__RefHeading__3141_154254748"/><text:soft-page-break/>References<text:bookmark-end text:name="__RefHeading__3141_154254748"/></text:h>
          </text:list-item>
        </text:list>
        <text:p text:style-name="P30"/>
        <text:list xml:id="list34460944" text:style-name="L3">
          <text:list-item>
            <text:p text:style-name="P99">xCAT web site: <text:s/><text:a xlink:type="simple" xlink:href="http://xcat.sf.net/">http://xcat.sf.net/</text:a> </text:p>
          </text:list-item>
          <text:list-item>
            <text:p text:style-name="P99">xCAT man pages: <text:s/><text:a xlink:type="simple" xlink:href="http://xcat.sf.net/man1/xcat.1.html">http://xcat.sf.net/man1/xcat.1.html</text:a></text:p>
          </text:list-item>
          <text:list-item>
            <text:p text:style-name="P99">xCAT DB table descriptions: <text:a xlink:type="simple" xlink:href="http://xcat.sf.net/man5/xcatdb.5.html">http://xcat.sf.net/man5/xcatdb.5.html</text:a></text:p>
          </text:list-item>
          <text:list-item>
            <text:p text:style-name="P99">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99">xCAT on AIX Cookbook: <text:s/><text:a xlink:type="simple" xlink:href="http://xcat.svn.sourceforge.net/viewvc/xcat/xcat-core/trunk/xCAT-client/share/doc/xCAT2onAIX.pdf">http://xcat.svn.sourceforge.net/viewvc/xcat/xcat-core/trunk/xCAT-client/share/doc/xCAT2onAIX.pdf</text:a> </text:p>
          </text:list-item>
          <text:list-item>
            <text:p text:style-name="P99">xCAT wiki: <text:s/><text:a xlink:type="simple" xlink:href="http://xcat.wiki.sourceforge.net/">http://xcat.wiki.sourceforge.net/</text:a> </text:p>
          </text:list-item>
          <text:list-item>
            <text:p text:style-name="P99">xCAT mailing list: <text:s/><text:a xlink:type="simple" xlink:href="http://xcat.org/mailman/listinfo/xcat-user">http://xcat.org/mailman/listinfo/xcat-user</text:a></text:p>
          </text:list-item>
          <text:list-item>
            <text:p text:style-name="P99">xCAT bugs: <text:s/><text:a xlink:type="simple" xlink:href="https://sourceforge.net/tracker/?group_id=208749&amp;atid=1006945">https://sourceforge.net/tracker/?group_id=208749&amp;atid=1006945</text:a></text:p>
          </text:list-item>
          <text:list-item>
            <text:p text:style-name="P99">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cookbook for Linux on IBM System P</dc:title>
    <meta:creation-date>2008-11-03T14:39:00</meta:creation-date>
    <dc:date>2010-08-25T14:36:57.54</dc:date>
    <meta:editing-cycles>639</meta:editing-cycles>
    <meta:editing-duration>PT148H15M28S</meta:editing-duration>
    <dc:creator>Min Jun Xi</dc:creator>
    <meta:document-statistic meta:table-count="0" meta:image-count="0" meta:object-count="0" meta:page-count="23" meta:paragraph-count="580" meta:word-count="5399" meta:character-count="35080"/>
    <meta:user-defined meta:name="Info 1"/>
    <meta:user-defined meta:name="Info 2"/>
    <meta:user-defined meta:name="Info 3"/>
    <meta:user-defined meta:name="Info 4"/>
  </office:meta>
</office:document-meta>
</file>